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988308" officeooo:paragraph-rsid="02421695"/>
    </style:style>
    <style:style style:name="P6" style:family="paragraph" style:parent-style-name="Heading_20_2">
      <style:paragraph-properties fo:break-before="page"/>
      <style:text-properties fo:language="en" fo:country="US" officeooo:rsid="00528a0b" officeooo:paragraph-rsid="00528a0b"/>
    </style:style>
    <style:style style:name="P7" style:family="paragraph" style:parent-style-name="Heading_20_2">
      <style:paragraph-properties fo:break-before="page"/>
      <style:text-properties fo:language="en" fo:country="US" officeooo:rsid="01d166cd" officeooo:paragraph-rsid="01d27e78"/>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fo:font-weight="bold" officeooo:rsid="00528a0b" officeooo:paragraph-rsid="00528a0b" style:font-weight-asian="bold" style:font-weight-complex="bold"/>
    </style:style>
    <style:style style:name="P12" style:family="paragraph" style:parent-style-name="Exalted">
      <style:text-properties fo:language="en" fo:country="US" fo:font-weight="bold" officeooo:rsid="00528a0b" officeooo:paragraph-rsid="016ac0e3" style:font-weight-asian="bold" style:font-weight-complex="bold"/>
    </style:style>
    <style:style style:name="P13" style:family="paragraph" style:parent-style-name="Exalted">
      <style:text-properties fo:language="en" fo:country="US" fo:font-weight="bold" officeooo:rsid="016d090b" officeooo:paragraph-rsid="016d090b" style:font-weight-asian="bold" style:font-weight-complex="bold"/>
    </style:style>
    <style:style style:name="P14" style:family="paragraph" style:parent-style-name="Exalted">
      <style:text-properties fo:language="en" fo:country="US" fo:font-weight="bold" officeooo:rsid="016d090b" officeooo:paragraph-rsid="018cb962" style:font-weight-asian="bold" style:font-weight-complex="bold"/>
    </style:style>
    <style:style style:name="P15" style:family="paragraph" style:parent-style-name="Exalted">
      <style:text-properties fo:language="en" fo:country="US" fo:font-weight="normal" officeooo:rsid="01154959" officeooo:paragraph-rsid="011dd6d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988308" officeooo:paragraph-rsid="02ad6be4"/>
    </style:style>
    <style:style style:name="P36" style:family="paragraph" style:parent-style-name="Exalted">
      <style:text-properties fo:language="en" fo:country="US" officeooo:rsid="00988308" officeooo:paragraph-rsid="02afdacd"/>
    </style:style>
    <style:style style:name="P37" style:family="paragraph" style:parent-style-name="Exalted">
      <style:text-properties fo:language="en" fo:country="US" officeooo:rsid="0054ea77" officeooo:paragraph-rsid="016e5d11"/>
    </style:style>
    <style:style style:name="P38" style:family="paragraph" style:parent-style-name="Exalted">
      <style:text-properties fo:language="en" fo:country="US" officeooo:paragraph-rsid="016e5d11"/>
    </style:style>
    <style:style style:name="P39" style:family="paragraph" style:parent-style-name="Exalted">
      <style:text-properties fo:language="en" fo:country="US" officeooo:rsid="00eae583" officeooo:paragraph-rsid="00eae583"/>
    </style:style>
    <style:style style:name="P40" style:family="paragraph" style:parent-style-name="Exalted">
      <style:text-properties fo:language="en" fo:country="US" officeooo:paragraph-rsid="025bbbc5"/>
    </style:style>
    <style:style style:name="P41" style:family="paragraph" style:parent-style-name="Exalted">
      <style:text-properties fo:language="en" fo:country="US" officeooo:rsid="01fd3598" officeooo:paragraph-rsid="0265138f"/>
    </style:style>
    <style:style style:name="P42" style:family="paragraph" style:parent-style-name="Exalted">
      <style:text-properties fo:language="en" fo:country="US" officeooo:rsid="02ad6be4" officeooo:paragraph-rsid="02ad6be4"/>
    </style:style>
    <style:style style:name="P43"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fo:language="en" fo:country="US" officeooo:rsid="025bbbc5" officeooo:paragraph-rsid="025bbbc5"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fo:language="en" fo:country="US" officeooo:rsid="02afdacd" officeooo:paragraph-rsid="02afdac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4"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5"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6"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 style:family="paragraph" style:parent-style-name="Exalted">
      <style:text-properties style:use-window-font-color="true" loext:opacity="0%" style:font-name="Times New Roman" fo:font-size="10pt" fo:language="en" fo:country="US" fo:font-style="normal" officeooo:rsid="00d5742d" officeooo:paragraph-rsid="0266ce4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8"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0"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officeooo:paragraph-rsid="0080acb5"/>
    </style:style>
    <style:style style:name="P64" style:family="paragraph" style:parent-style-name="Exalted">
      <style:text-properties officeooo:paragraph-rsid="00d8a304"/>
    </style:style>
    <style:style style:name="P65" style:family="paragraph" style:parent-style-name="Exalted">
      <style:text-properties officeooo:paragraph-rsid="00dd714a"/>
    </style:style>
    <style:style style:name="P66" style:family="paragraph" style:parent-style-name="Exalted">
      <style:text-properties officeooo:paragraph-rsid="00e56723"/>
    </style:style>
    <style:style style:name="P67" style:family="paragraph" style:parent-style-name="Exalted">
      <style:text-properties officeooo:paragraph-rsid="00eae583"/>
    </style:style>
    <style:style style:name="P68" style:family="paragraph" style:parent-style-name="Exalted">
      <style:text-properties officeooo:paragraph-rsid="00f72613"/>
    </style:style>
    <style:style style:name="P69" style:family="paragraph" style:parent-style-name="Exalted">
      <style:text-properties officeooo:paragraph-rsid="00fb6d87"/>
    </style:style>
    <style:style style:name="P70" style:family="paragraph" style:parent-style-name="Exalted">
      <style:text-properties officeooo:paragraph-rsid="0104ff3c"/>
    </style:style>
    <style:style style:name="P71" style:family="paragraph" style:parent-style-name="Exalted">
      <style:text-properties officeooo:rsid="0106d0bf" officeooo:paragraph-rsid="0106d0bf"/>
    </style:style>
    <style:style style:name="P72" style:family="paragraph" style:parent-style-name="Exalted">
      <style:text-properties officeooo:paragraph-rsid="0108c28b"/>
    </style:style>
    <style:style style:name="P73" style:family="paragraph" style:parent-style-name="Exalted">
      <style:text-properties officeooo:paragraph-rsid="010ff31d"/>
    </style:style>
    <style:style style:name="P74" style:family="paragraph" style:parent-style-name="Exalted">
      <style:text-properties officeooo:paragraph-rsid="011dc579"/>
    </style:style>
    <style:style style:name="P75" style:family="paragraph" style:parent-style-name="Exalted">
      <style:text-properties officeooo:paragraph-rsid="011fbc6a"/>
    </style:style>
    <style:style style:name="P76" style:family="paragraph" style:parent-style-name="Exalted">
      <style:text-properties officeooo:paragraph-rsid="01240721"/>
    </style:style>
    <style:style style:name="P77" style:family="paragraph" style:parent-style-name="Exalted">
      <style:text-properties officeooo:paragraph-rsid="01287001"/>
    </style:style>
    <style:style style:name="P78" style:family="paragraph" style:parent-style-name="Exalted">
      <style:text-properties officeooo:paragraph-rsid="012dc67c"/>
    </style:style>
    <style:style style:name="P79" style:family="paragraph" style:parent-style-name="Exalted">
      <style:text-properties officeooo:paragraph-rsid="013463b7"/>
    </style:style>
    <style:style style:name="P80" style:family="paragraph" style:parent-style-name="Exalted">
      <style:text-properties officeooo:paragraph-rsid="01365e95"/>
    </style:style>
    <style:style style:name="P81" style:family="paragraph" style:parent-style-name="Exalted">
      <style:text-properties officeooo:rsid="01372046" officeooo:paragraph-rsid="01372046"/>
    </style:style>
    <style:style style:name="P82" style:family="paragraph" style:parent-style-name="Exalted">
      <style:text-properties officeooo:paragraph-rsid="01381a05"/>
    </style:style>
    <style:style style:name="P83" style:family="paragraph" style:parent-style-name="Exalted">
      <style:text-properties officeooo:paragraph-rsid="013e8432"/>
    </style:style>
    <style:style style:name="P84" style:family="paragraph" style:parent-style-name="Exalted">
      <style:text-properties officeooo:rsid="013e8432" officeooo:paragraph-rsid="013e8432"/>
    </style:style>
    <style:style style:name="P85" style:family="paragraph" style:parent-style-name="Exalted">
      <style:text-properties officeooo:paragraph-rsid="01423178"/>
    </style:style>
    <style:style style:name="P86" style:family="paragraph" style:parent-style-name="Exalted">
      <style:text-properties officeooo:paragraph-rsid="00e6520b"/>
    </style:style>
    <style:style style:name="P87" style:family="paragraph" style:parent-style-name="Exalted">
      <style:text-properties officeooo:paragraph-rsid="015d57e0"/>
    </style:style>
    <style:style style:name="P88" style:family="paragraph" style:parent-style-name="Exalted">
      <style:text-properties officeooo:paragraph-rsid="01288fb2"/>
    </style:style>
    <style:style style:name="P89" style:family="paragraph" style:parent-style-name="Exalted">
      <style:text-properties officeooo:rsid="0167d707" officeooo:paragraph-rsid="0167d707"/>
    </style:style>
    <style:style style:name="P90" style:family="paragraph" style:parent-style-name="Exalted">
      <style:text-properties officeooo:paragraph-rsid="016ac0e3"/>
    </style:style>
    <style:style style:name="P91" style:family="paragraph" style:parent-style-name="Exalted">
      <style:text-properties officeooo:paragraph-rsid="016e5d11"/>
    </style:style>
    <style:style style:name="P92" style:family="paragraph" style:parent-style-name="Exalted">
      <style:text-properties officeooo:paragraph-rsid="00e84383"/>
    </style:style>
    <style:style style:name="P93" style:family="paragraph" style:parent-style-name="Exalted">
      <style:text-properties officeooo:paragraph-rsid="017bf8ec"/>
    </style:style>
    <style:style style:name="P94" style:family="paragraph" style:parent-style-name="Exalted">
      <style:text-properties officeooo:paragraph-rsid="01829fbe"/>
    </style:style>
    <style:style style:name="P95" style:family="paragraph" style:parent-style-name="Exalted">
      <style:text-properties officeooo:rsid="01829fbe" officeooo:paragraph-rsid="01829fbe"/>
    </style:style>
    <style:style style:name="P96"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8"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9" style:family="paragraph" style:parent-style-name="Exalted">
      <style:text-properties officeooo:paragraph-rsid="0184d41c"/>
    </style:style>
    <style:style style:name="P100" style:family="paragraph" style:parent-style-name="Exalted">
      <style:text-properties officeooo:paragraph-rsid="018d2972"/>
    </style:style>
    <style:style style:name="P101" style:family="paragraph" style:parent-style-name="Exalted">
      <style:text-properties officeooo:paragraph-rsid="018f3c76"/>
    </style:style>
    <style:style style:name="P102" style:family="paragraph" style:parent-style-name="Exalted">
      <style:text-properties officeooo:paragraph-rsid="0193b3c0"/>
    </style:style>
    <style:style style:name="P103" style:family="paragraph" style:parent-style-name="Exalted">
      <style:text-properties officeooo:paragraph-rsid="01967973"/>
    </style:style>
    <style:style style:name="P104" style:family="paragraph" style:parent-style-name="Exalted">
      <style:text-properties officeooo:paragraph-rsid="019b3b52"/>
    </style:style>
    <style:style style:name="P105" style:family="paragraph" style:parent-style-name="Exalted">
      <style:text-properties officeooo:paragraph-rsid="019b7466"/>
    </style:style>
    <style:style style:name="P106" style:family="paragraph" style:parent-style-name="Exalted">
      <style:text-properties officeooo:paragraph-rsid="01a3a5f0"/>
    </style:style>
    <style:style style:name="P107" style:family="paragraph" style:parent-style-name="Exalted">
      <style:text-properties officeooo:rsid="0197738a" officeooo:paragraph-rsid="0197738a"/>
    </style:style>
    <style:style style:name="P108" style:family="paragraph" style:parent-style-name="Exalted">
      <style:text-properties officeooo:rsid="0197738a" officeooo:paragraph-rsid="01bc0062"/>
    </style:style>
    <style:style style:name="P109" style:family="paragraph" style:parent-style-name="Exalted">
      <style:text-properties officeooo:rsid="0197738a" officeooo:paragraph-rsid="01c690ff"/>
    </style:style>
    <style:style style:name="P11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bea1a" officeooo:paragraph-rsid="024bea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dfd8e"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384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fb147" officeooo:paragraph-rsid="024fb1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e70c1" officeooo:paragraph-rsid="025e70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f5493" officeooo:paragraph-rsid="025f54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fd3598" officeooo:paragraph-rsid="026513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0e95c" officeooo:paragraph-rsid="026d50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6ca78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6"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21695"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bea1a"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Exalted">
      <style:text-properties fo:font-variant="normal" fo:text-transform="none" style:use-window-font-color="true" loext:opacity="0%" style:font-name="Times New Roman" fo:font-size="10pt" fo:letter-spacing="normal" fo:language="en" fo:country="US" fo:font-style="normal" officeooo:rsid="02101107" officeooo:paragraph-rsid="0271ce3e"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Exalted">
      <style:text-properties fo:font-variant="normal" fo:text-transform="none" style:use-window-font-color="true" loext:opacity="0%" style:font-name="Times New Roman" fo:font-size="10pt" fo:letter-spacing="normal" fo:language="en" fo:country="US" fo:font-style="normal" officeooo:rsid="027103a7" officeooo:paragraph-rsid="0278c86d"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Exalted">
      <style:text-properties fo:font-variant="normal" fo:text-transform="none" style:use-window-font-color="true" loext:opacity="0%" style:font-name="Times New Roman" fo:font-size="10pt" fo:letter-spacing="normal" fo:language="en" fo:country="US" fo:font-style="normal" officeooo:rsid="027914ab" officeooo:paragraph-rsid="027914ab"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Exalted">
      <style:text-properties fo:font-variant="normal" fo:text-transform="none" style:use-window-font-color="true" loext:opacity="0%" style:font-name="Times New Roman" fo:font-size="10pt" fo:letter-spacing="normal" fo:language="en" fo:country="US" fo:font-style="normal" officeooo:rsid="027b56d3" officeooo:paragraph-rsid="027b56d3"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Exalted">
      <style:text-properties fo:font-variant="normal" fo:text-transform="none" style:use-window-font-color="true" loext:opacity="0%" style:font-name="Times New Roman" fo:font-size="10pt" fo:letter-spacing="normal" fo:language="en" fo:country="US" fo:font-style="normal" officeooo:rsid="027e8e1f" officeooo:paragraph-rsid="027e8e1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Exalted">
      <style:text-properties fo:font-variant="normal" fo:text-transform="none" style:use-window-font-color="true" loext:opacity="0%" style:font-name="Times New Roman" fo:font-size="10pt" fo:letter-spacing="normal" fo:language="en" fo:country="US" fo:font-style="normal" officeooo:rsid="029e3f06" officeooo:paragraph-rsid="029e3f06"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Exalted">
      <style:text-properties fo:font-variant="normal" fo:text-transform="none" style:use-window-font-color="true" loext:opacity="0%" style:font-name="Times New Roman" fo:font-size="10pt" fo:letter-spacing="normal" fo:language="en" fo:country="US" fo:font-style="normal" officeooo:rsid="02a093e6" officeooo:paragraph-rsid="02a093e6"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text-properties fo:font-variant="normal" fo:text-transform="none" style:use-window-font-color="true" loext:opacity="0%" style:font-name="Times New Roman" fo:font-size="10pt" fo:letter-spacing="normal" fo:language="en" fo:country="US" fo:font-style="normal" officeooo:rsid="02a26a9b" officeooo:paragraph-rsid="02a26a9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Exalted">
      <style:text-properties fo:font-variant="normal" fo:text-transform="none" style:use-window-font-color="true" loext:opacity="0%" style:font-name="Times New Roman" fo:font-size="10pt" fo:letter-spacing="normal" fo:language="en" fo:country="US" fo:font-style="normal" officeooo:rsid="02a5fa8d" officeooo:paragraph-rsid="02a5fa8d"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text-properties fo:font-variant="normal" fo:text-transform="none" style:use-window-font-color="true" loext:opacity="0%" style:font-name="Times New Roman" fo:font-size="10pt" fo:letter-spacing="normal" fo:language="en" fo:country="US" fo:font-style="normal" officeooo:rsid="02a7210d" officeooo:paragraph-rsid="02a7210d"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Exalted">
      <style:text-properties fo:font-variant="normal" fo:text-transform="none" style:use-window-font-color="true" loext:opacity="0%" style:font-name="Times New Roman" fo:font-size="10pt" fo:letter-spacing="normal" fo:language="en" fo:country="US" fo:font-style="normal" officeooo:rsid="02a88e07" officeooo:paragraph-rsid="02a88e07"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Exalted">
      <style:text-properties fo:font-variant="normal" fo:text-transform="none" style:use-window-font-color="true" loext:opacity="0%" style:font-name="Times New Roman" fo:font-size="10pt" fo:letter-spacing="normal" fo:language="en" fo:country="US" fo:font-style="normal" officeooo:rsid="02ab42ed" officeooo:paragraph-rsid="02ab42ed"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Exalted">
      <style:text-properties fo:font-variant="normal" fo:text-transform="none" style:use-window-font-color="true" loext:opacity="0%" style:font-name="Times New Roman" fo:font-size="10pt" fo:letter-spacing="normal" fo:language="en" fo:country="US" fo:font-style="normal" officeooo:rsid="024b131a" officeooo:paragraph-rsid="024b13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8" style:family="paragraph" style:parent-style-name="Exalted">
      <style:text-properties fo:font-variant="normal" fo:text-transform="none" style:use-window-font-color="true" loext:opacity="0%" style:font-name="Times New Roman" fo:font-size="10pt" fo:letter-spacing="normal" fo:language="en" fo:country="US" fo:font-style="normal" officeooo:rsid="02122811" officeooo:paragraph-rsid="026ca78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49"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fo:font-variant="normal" fo:text-transform="none" style:use-window-font-color="true" loext:opacity="0%" style:font-name="Times New Roman" fo:font-size="10pt" fo:letter-spacing="normal" fo:font-style="normal" officeooo:rsid="02122811" officeooo:paragraph-rsid="026c62d7"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6d50ed"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text-properties fo:font-variant="normal" fo:text-transform="none" fo:letter-spacing="normal" fo:font-style="normal" officeooo:rsid="01c412e2" officeooo:paragraph-rsid="01cdbefd"/>
    </style:style>
    <style:style style:name="P153"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4"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55" style:family="paragraph" style:parent-style-name="Exalted">
      <style:text-properties officeooo:paragraph-rsid="01b37dfe"/>
    </style:style>
    <style:style style:name="P156" style:family="paragraph" style:parent-style-name="Exalted">
      <style:text-properties officeooo:paragraph-rsid="01bc0062"/>
    </style:style>
    <style:style style:name="P157" style:family="paragraph" style:parent-style-name="Exalted">
      <style:text-properties officeooo:paragraph-rsid="01c3d785"/>
    </style:style>
    <style:style style:name="P158" style:family="paragraph" style:parent-style-name="Exalted">
      <style:text-properties officeooo:paragraph-rsid="01cdbefd"/>
    </style:style>
    <style:style style:name="P159" style:family="paragraph" style:parent-style-name="Exalted">
      <style:text-properties officeooo:paragraph-rsid="01d27e78"/>
    </style:style>
    <style:style style:name="P160" style:family="paragraph" style:parent-style-name="Exalted">
      <style:text-properties officeooo:paragraph-rsid="01d6f103"/>
    </style:style>
    <style:style style:name="P161" style:family="paragraph" style:parent-style-name="Exalted">
      <style:text-properties officeooo:paragraph-rsid="01d75a86"/>
    </style:style>
    <style:style style:name="P162" style:family="paragraph" style:parent-style-name="Exalted">
      <style:text-properties officeooo:paragraph-rsid="01d921dc"/>
    </style:style>
    <style:style style:name="P163" style:family="paragraph" style:parent-style-name="Exalted">
      <style:text-properties officeooo:paragraph-rsid="01da7d05"/>
    </style:style>
    <style:style style:name="P164" style:family="paragraph" style:parent-style-name="Exalted">
      <style:text-properties officeooo:paragraph-rsid="01e33a48"/>
    </style:style>
    <style:style style:name="P165" style:family="paragraph" style:parent-style-name="Exalted">
      <style:text-properties officeooo:rsid="01daf394" officeooo:paragraph-rsid="01daf394"/>
    </style:style>
    <style:style style:name="P166" style:family="paragraph" style:parent-style-name="Exalted">
      <style:text-properties officeooo:rsid="01e9b6c2" officeooo:paragraph-rsid="01e9b6c2"/>
    </style:style>
    <style:style style:name="P167" style:family="paragraph" style:parent-style-name="Exalted">
      <style:text-properties officeooo:paragraph-rsid="01e9b6c2"/>
    </style:style>
    <style:style style:name="P168" style:family="paragraph" style:parent-style-name="Exalted">
      <style:text-properties officeooo:paragraph-rsid="01e892a9"/>
    </style:style>
    <style:style style:name="P169" style:family="paragraph" style:parent-style-name="Exalted">
      <style:text-properties officeooo:rsid="01ecb2dc" officeooo:paragraph-rsid="01ecb2dc"/>
    </style:style>
    <style:style style:name="P170" style:family="paragraph" style:parent-style-name="Exalted">
      <style:text-properties officeooo:paragraph-rsid="01f2167a"/>
    </style:style>
    <style:style style:name="P171" style:family="paragraph" style:parent-style-name="Exalted">
      <style:text-properties officeooo:rsid="01f2167a" officeooo:paragraph-rsid="01f7fcfa"/>
    </style:style>
    <style:style style:name="P172" style:family="paragraph" style:parent-style-name="Exalted">
      <style:text-properties officeooo:rsid="01f2167a" officeooo:paragraph-rsid="01f2167a"/>
    </style:style>
    <style:style style:name="P173" style:family="paragraph" style:parent-style-name="Exalted">
      <style:text-properties officeooo:paragraph-rsid="01f80e5a"/>
    </style:style>
    <style:style style:name="P174" style:family="paragraph" style:parent-style-name="Exalted">
      <style:text-properties officeooo:rsid="01f80e5a" officeooo:paragraph-rsid="01f80e5a"/>
    </style:style>
    <style:style style:name="P175" style:family="paragraph" style:parent-style-name="Exalted">
      <style:text-properties officeooo:rsid="01f7fcfa" officeooo:paragraph-rsid="01f7fcfa"/>
    </style:style>
    <style:style style:name="P176" style:family="paragraph" style:parent-style-name="Exalted">
      <style:text-properties officeooo:paragraph-rsid="0211ebe8"/>
    </style:style>
    <style:style style:name="P177" style:family="paragraph" style:parent-style-name="Exalted">
      <style:text-properties officeooo:paragraph-rsid="0200bd5e"/>
    </style:style>
    <style:style style:name="P178" style:family="paragraph" style:parent-style-name="Exalted">
      <style:text-properties officeooo:paragraph-rsid="0225c62d"/>
    </style:style>
    <style:style style:name="P179" style:family="paragraph" style:parent-style-name="Exalted">
      <style:text-properties officeooo:paragraph-rsid="022bcc1c"/>
    </style:style>
    <style:style style:name="P180" style:family="paragraph" style:parent-style-name="Exalted">
      <style:text-properties officeooo:rsid="022211eb" officeooo:paragraph-rsid="0239b61d"/>
    </style:style>
    <style:style style:name="P181" style:family="paragraph" style:parent-style-name="Exalted">
      <style:text-properties officeooo:paragraph-rsid="0239b61d"/>
    </style:style>
    <style:style style:name="P182" style:family="paragraph" style:parent-style-name="Exalted">
      <style:text-properties officeooo:paragraph-rsid="02421695"/>
    </style:style>
    <style:style style:name="P183" style:family="paragraph" style:parent-style-name="Exalted">
      <style:text-properties officeooo:paragraph-rsid="02495ad6"/>
    </style:style>
    <style:style style:name="P184" style:family="paragraph" style:parent-style-name="Exalted">
      <style:text-properties officeooo:paragraph-rsid="025bee1d"/>
    </style:style>
    <style:style style:name="P185" style:family="paragraph" style:parent-style-name="Exalted">
      <style:text-properties officeooo:rsid="00d4a23c" officeooo:paragraph-rsid="0266ce45"/>
    </style:style>
    <style:style style:name="P186" style:family="paragraph" style:parent-style-name="Exalted">
      <style:text-properties officeooo:paragraph-rsid="0266ce45"/>
    </style:style>
    <style:style style:name="P187" style:family="paragraph" style:parent-style-name="Exalted">
      <style:text-properties officeooo:paragraph-rsid="02681d37"/>
    </style:style>
    <style:style style:name="P188" style:family="paragraph" style:parent-style-name="Exalted">
      <style:text-properties officeooo:rsid="02681d37" officeooo:paragraph-rsid="026a68bd"/>
    </style:style>
    <style:style style:name="P189" style:family="paragraph" style:parent-style-name="Exalted">
      <style:text-properties officeooo:rsid="02681d37" officeooo:paragraph-rsid="02681d37"/>
    </style:style>
    <style:style style:name="P190" style:family="paragraph" style:parent-style-name="Exalted">
      <style:text-properties officeooo:rsid="026a68bd" officeooo:paragraph-rsid="026a68bd"/>
    </style:style>
    <style:style style:name="P191" style:family="paragraph" style:parent-style-name="Exalted">
      <style:text-properties officeooo:paragraph-rsid="027da37a"/>
    </style:style>
    <style:style style:name="P192" style:family="paragraph" style:parent-style-name="Exalted">
      <style:text-properties fo:font-weight="normal" officeooo:paragraph-rsid="027da37a" style:font-weight-asian="normal" style:font-weight-complex="normal"/>
    </style:style>
    <style:style style:name="P193" style:family="paragraph" style:parent-style-name="Exalted">
      <style:text-properties officeooo:paragraph-rsid="02ae9525"/>
    </style:style>
    <style:style style:name="P194" style:family="paragraph" style:parent-style-name="Exalted">
      <style:text-properties officeooo:paragraph-rsid="02b52de4"/>
    </style:style>
    <style:style style:name="P195" style:family="paragraph" style:parent-style-name="Exalted">
      <style:text-properties officeooo:paragraph-rsid="02b75c36"/>
    </style:style>
    <style:style style:name="P196"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97"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98"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99" style:family="paragraph" style:parent-style-name="Heading_20_3">
      <style:paragraph-properties fo:margin-top="0in" fo:margin-bottom="0in" style:contextual-spacing="false" fo:line-height="100%"/>
      <style:text-properties fo:language="en" fo:country="US"/>
    </style:style>
    <style:style style:name="P200" style:family="paragraph" style:parent-style-name="Heading_20_3">
      <style:paragraph-properties fo:margin-top="0in" fo:margin-bottom="0in" style:contextual-spacing="false" fo:line-height="100%"/>
      <style:text-properties fo:language="en" fo:country="US" officeooo:paragraph-rsid="006116c5"/>
    </style:style>
    <style:style style:name="P20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202"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203"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204"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2afa466" officeooo:paragraph-rsid="02b52de4" style:letter-kerning="false" style:font-name-asian="Spectral1" style:font-size-asian="10pt" style:language-asian="zh" style:country-asian="CN" style:font-name-complex="Spectral1" style:font-size-complex="10pt" style:language-complex="hi" style:country-complex="IN"/>
    </style:style>
    <style:style style:name="P205"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54ea77" officeooo:paragraph-rsid="02ae9525" style:letter-kerning="false" style:font-name-asian="Spectral1" style:font-size-asian="10pt" style:language-asian="zh" style:country-asian="CN" style:font-name-complex="Spectral1" style:font-size-complex="10pt" style:language-complex="hi" style:country-complex="IN"/>
    </style:style>
    <style:style style:name="P206"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75c36" officeooo:paragraph-rsid="02b75c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7" style:family="paragraph" style:parent-style-name="Heading_20_3">
      <style:text-properties fo:language="en" fo:country="US"/>
    </style:style>
    <style:style style:name="P208" style:family="paragraph" style:parent-style-name="Heading_20_3">
      <style:text-properties fo:language="en" fo:country="US" officeooo:rsid="00528a0b" officeooo:paragraph-rsid="00528a0b"/>
    </style:style>
    <style:style style:name="P209" style:family="paragraph" style:parent-style-name="Heading_20_3">
      <style:text-properties fo:language="en" fo:country="US" officeooo:paragraph-rsid="00dd714a"/>
    </style:style>
    <style:style style:name="P210" style:family="paragraph" style:parent-style-name="Heading_20_3">
      <style:text-properties fo:language="en" fo:country="US" officeooo:paragraph-rsid="00e84383"/>
    </style:style>
    <style:style style:name="P211"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212"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1f80e5a" officeooo:paragraph-rsid="0239b61d"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0d4a23c" officeooo:paragraph-rsid="0266ce45"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2681d37" officeooo:paragraph-rsid="02681d37"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26a68bd" officeooo:paragraph-rsid="026a68bd"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2122811" officeooo:paragraph-rsid="026c62d7"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210e95c" officeooo:paragraph-rsid="026d50ed"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795dba" officeooo:paragraph-rsid="02795dba"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3454be" officeooo:paragraph-rsid="027e8e1f"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a093e6" officeooo:paragraph-rsid="02a093e6"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a26a9b" officeooo:paragraph-rsid="02a26a9b"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a5fa8d" officeooo:paragraph-rsid="02a5fa8d"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a7210d" officeooo:paragraph-rsid="02a7210d"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a88e07" officeooo:paragraph-rsid="02a88e07"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fo:language="en" fo:country="US" officeooo:rsid="02ab42ed" officeooo:paragraph-rsid="02ab42ed"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fo:color="#3d85c6" loext:opacity="100%" style:font-name="Goudy" fo:font-size="12pt" fo:language="en" fo:country="US" officeooo:rsid="02ad6be4" officeooo:paragraph-rsid="02ad6be4" style:letter-kerning="false" style:font-name-asian="Modern Antiqua1" style:font-size-asian="12pt" style:language-asian="zh" style:country-asian="CN" style:font-name-complex="Modern Antiqua1" style:font-size-complex="12pt" style:language-complex="hi" style:country-complex="IN"/>
    </style:style>
    <style:style style:name="P270" style:family="paragraph" style:parent-style-name="Heading_20_3">
      <style:text-properties fo:color="#3d85c6" loext:opacity="100%" style:font-name="Goudy" fo:font-size="12pt" fo:language="en" fo:country="US" officeooo:rsid="02ae9525" officeooo:paragraph-rsid="02ae9525" style:letter-kerning="false" style:font-name-asian="Modern Antiqua1" style:font-size-asian="12pt" style:language-asian="zh" style:country-asian="CN" style:font-name-complex="Modern Antiqua1" style:font-size-complex="12pt" style:language-complex="hi" style:country-complex="IN"/>
    </style:style>
    <style:style style:name="P271" style:family="paragraph" style:parent-style-name="Heading_20_3">
      <style:text-properties fo:color="#3d85c6" loext:opacity="100%" style:font-name="Goudy" fo:font-size="12pt" fo:language="en" fo:country="US" officeooo:rsid="02ae9525" officeooo:paragraph-rsid="02b52de4" style:letter-kerning="false" style:font-name-asian="Modern Antiqua1" style:font-size-asian="12pt" style:language-asian="zh" style:country-asian="CN" style:font-name-complex="Modern Antiqua1" style:font-size-complex="12pt" style:language-complex="hi" style:country-complex="IN"/>
    </style:style>
    <style:style style:name="P272" style:family="paragraph" style:parent-style-name="Heading_20_3">
      <style:text-properties fo:color="#3d85c6" loext:opacity="100%" style:font-name="Goudy" fo:font-size="12pt" fo:language="en" fo:country="US" officeooo:rsid="02afdacd" officeooo:paragraph-rsid="02afdacd"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color="#3d85c6" loext:opacity="100%" style:font-name="Goudy" fo:font-size="12pt" fo:language="en" fo:country="US" officeooo:rsid="024e0ccc" officeooo:paragraph-rsid="02b75c36"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275" style:family="paragraph" style:parent-style-name="Heading_20_3">
      <style:text-properties officeooo:paragraph-rsid="01365e95"/>
    </style:style>
    <style:style style:name="P276" style:family="paragraph" style:parent-style-name="Heading_20_3">
      <style:text-properties officeooo:paragraph-rsid="00fb6d87"/>
    </style:style>
    <style:style style:name="P277" style:family="paragraph" style:parent-style-name="Heading_20_3">
      <style:text-properties officeooo:paragraph-rsid="018cb962"/>
    </style:style>
    <style:style style:name="P278"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279"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280" style:family="paragraph" style:parent-style-name="Heading_20_3">
      <style:text-properties officeooo:paragraph-rsid="0200bd5e"/>
    </style:style>
    <style:style style:name="P281" style:family="paragraph" style:parent-style-name="Heading_20_2">
      <style:text-properties fo:language="en" fo:country="US" officeooo:rsid="00988308" officeooo:paragraph-rsid="00988308"/>
    </style:style>
    <style:style style:name="P282" style:family="paragraph" style:parent-style-name="Exalted">
      <style:paragraph-properties fo:break-before="column"/>
    </style:style>
    <style:style style:name="P28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84" style:family="paragraph" style:parent-style-name="Heading_20_10">
      <style:paragraph-properties fo:break-before="column"/>
    </style:style>
    <style:style style:name="P285" style:family="paragraph" style:parent-style-name="Heading_20_10">
      <style:paragraph-properties fo:break-before="column"/>
      <style:text-properties fo:language="en" fo:country="US"/>
    </style:style>
    <style:style style:name="P286" style:family="paragraph" style:parent-style-name="Heading_20_10">
      <style:paragraph-properties fo:break-before="column"/>
      <style:text-properties fo:language="en" fo:country="US" fo:font-weight="normal" style:font-weight-asian="normal" style:font-weight-complex="normal"/>
    </style:style>
    <style:style style:name="P287" style:family="paragraph" style:parent-style-name="Heading_20_10">
      <style:paragraph-properties fo:break-before="column"/>
      <style:text-properties fo:language="en" fo:country="US" officeooo:paragraph-rsid="01d3846f"/>
    </style:style>
    <style:style style:name="P288" style:family="paragraph" style:parent-style-name="Heading_20_10">
      <style:paragraph-properties fo:break-before="column"/>
      <style:text-properties fo:language="en" fo:country="US" officeooo:rsid="00988308" officeooo:paragraph-rsid="01d5b6d3"/>
    </style:style>
    <style:style style:name="P289" style:family="paragraph" style:parent-style-name="Heading_20_10">
      <style:paragraph-properties fo:break-before="column"/>
      <style:text-properties fo:language="en" fo:country="US" officeooo:rsid="00b35a02" officeooo:paragraph-rsid="01d27e78"/>
    </style:style>
    <style:style style:name="P290" style:family="paragraph" style:parent-style-name="Heading_20_10">
      <style:paragraph-properties fo:break-before="column"/>
      <style:text-properties officeooo:paragraph-rsid="027e8e1f"/>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528a0b" style:font-weight-asian="bold" style:font-weight-complex="bold"/>
    </style:style>
    <style:style style:name="T4" style:family="text">
      <style:text-properties fo:font-weight="bold" officeooo:rsid="00988308" style:font-weight-asian="bold"/>
    </style:style>
    <style:style style:name="T5" style:family="text">
      <style:text-properties fo:font-weight="bold" officeooo:rsid="014cd71f" style:font-weight-asian="bold" style:font-weight-complex="normal"/>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25bbbc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0b95fb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2afdac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266ce4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22c646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language="en" fo:country="US" fo:font-weight="normal" officeooo:rsid="024103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language="en" fo:country="US"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8"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22c64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3"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4"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5"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6"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7"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8"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9" style:family="text">
      <style:text-properties style:use-window-font-color="true" loext:opacity="0%" style:font-name="Times New Roman" fo:font-size="10pt" fo:language="en" fo:country="US" fo:font-style="normal" officeooo:rsid="023a31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language="en" fo:country="US" fo:font-style="normal" officeooo:rsid="023be22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fo:language="en" fo:country="US" fo:font-style="normal" officeooo:rsid="023ced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2" style:family="text">
      <style:text-properties style:use-window-font-color="true" loext:opacity="0%" style:font-name="Times New Roman" fo:font-size="10pt" fo:language="en" fo:country="US" fo:font-style="normal" officeooo:rsid="023de5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3" style:family="text">
      <style:text-properties style:use-window-font-color="true" loext:opacity="0%" style:font-name="Times New Roman" fo:font-size="10pt" fo:language="en" fo:country="US" fo:font-style="normal" officeooo:rsid="023f6a5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4"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5"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26"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7"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8"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9"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1"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style:font-name-asian="Spectral1" style:font-size-asian="10pt" style:font-name-complex="Spectral1" style:font-size-complex="10pt"/>
    </style:style>
    <style:style style:name="T236"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37"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38"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39"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40"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41" style:family="text">
      <style:text-properties style:use-window-font-color="true" loext:opacity="0%" style:font-name="Times New Roman" fo:font-size="10pt" officeooo:rsid="0237425a" style:font-name-asian="Spectral1" style:font-size-asian="10pt" style:font-name-complex="Spectral1" style:font-size-complex="10pt"/>
    </style:style>
    <style:style style:name="T242"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43"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44" style:family="text">
      <style:text-properties officeooo:rsid="000a081d"/>
    </style:style>
    <style:style style:name="T245" style:family="text">
      <style:text-properties officeooo:rsid="000b92e8"/>
    </style:style>
    <style:style style:name="T246" style:family="text">
      <style:text-properties officeooo:rsid="000c6e11"/>
    </style:style>
    <style:style style:name="T247" style:family="text">
      <style:text-properties fo:font-weight="normal" style:font-weight-asian="normal" style:font-weight-complex="normal"/>
    </style:style>
    <style:style style:name="T248" style:family="text">
      <style:text-properties fo:font-weight="normal" officeooo:rsid="000c6e11" style:font-weight-asian="normal" style:font-weight-complex="normal"/>
    </style:style>
    <style:style style:name="T249" style:family="text">
      <style:text-properties fo:font-weight="normal" officeooo:rsid="005e0599" style:font-weight-asian="normal" style:font-weight-complex="normal"/>
    </style:style>
    <style:style style:name="T250" style:family="text">
      <style:text-properties fo:font-weight="normal" officeooo:rsid="006116c5" style:font-weight-asian="normal" style:font-weight-complex="normal"/>
    </style:style>
    <style:style style:name="T251" style:family="text">
      <style:text-properties fo:font-weight="normal" officeooo:rsid="00618e92" style:font-weight-asian="normal" style:font-weight-complex="normal"/>
    </style:style>
    <style:style style:name="T252" style:family="text">
      <style:text-properties fo:font-weight="normal" officeooo:rsid="00678d5b" style:font-weight-asian="normal" style:font-weight-complex="normal"/>
    </style:style>
    <style:style style:name="T253" style:family="text">
      <style:text-properties fo:font-weight="normal" officeooo:rsid="003b1229" style:font-weight-asian="normal" style:font-weight-complex="normal"/>
    </style:style>
    <style:style style:name="T254" style:family="text">
      <style:text-properties fo:font-weight="normal" officeooo:rsid="00396b05" style:font-weight-asian="normal" style:font-weight-complex="normal"/>
    </style:style>
    <style:style style:name="T255" style:family="text">
      <style:text-properties fo:font-weight="normal" officeooo:rsid="00e07906" style:font-weight-asian="normal" style:font-weight-complex="normal"/>
    </style:style>
    <style:style style:name="T256" style:family="text">
      <style:text-properties fo:font-weight="normal" officeooo:rsid="0106d0bf" style:font-weight-asian="normal" style:font-weight-complex="normal"/>
    </style:style>
    <style:style style:name="T257" style:family="text">
      <style:text-properties fo:font-weight="normal" officeooo:rsid="0104ff3c" style:font-weight-asian="normal" style:font-weight-complex="normal"/>
    </style:style>
    <style:style style:name="T258" style:family="text">
      <style:text-properties fo:font-weight="normal" officeooo:rsid="012d2769" style:font-weight-asian="normal" style:font-weight-complex="normal"/>
    </style:style>
    <style:style style:name="T259" style:family="text">
      <style:text-properties fo:font-weight="normal" officeooo:rsid="01404ca0" style:font-weight-asian="normal" style:font-weight-complex="normal"/>
    </style:style>
    <style:style style:name="T260" style:family="text">
      <style:text-properties fo:font-weight="normal" officeooo:rsid="014cd71f" style:font-weight-asian="normal" style:font-weight-complex="normal"/>
    </style:style>
    <style:style style:name="T261" style:family="text">
      <style:text-properties fo:font-weight="normal" officeooo:rsid="0211ebe8" style:font-weight-asian="normal" style:font-weight-complex="normal"/>
    </style:style>
    <style:style style:name="T262" style:family="text">
      <style:text-properties fo:font-weight="normal" officeooo:rsid="01f21701" style:font-weight-asian="normal" style:font-weight-complex="normal"/>
    </style:style>
    <style:style style:name="T263" style:family="text">
      <style:text-properties fo:font-weight="normal" officeooo:rsid="00528a0b" style:font-weight-asian="normal" style:font-weight-complex="normal"/>
    </style:style>
    <style:style style:name="T264" style:family="text">
      <style:text-properties fo:font-weight="normal" officeooo:rsid="01f22ac5" style:font-weight-asian="normal" style:font-weight-complex="normal"/>
    </style:style>
    <style:style style:name="T265" style:family="text">
      <style:text-properties fo:font-weight="normal" officeooo:rsid="024bea1a" style:font-weight-asian="normal" style:font-weight-complex="normal"/>
    </style:style>
    <style:style style:name="T266" style:family="text">
      <style:text-properties fo:font-weight="normal" officeooo:rsid="024da62a" style:font-weight-asian="normal" style:font-weight-complex="normal"/>
    </style:style>
    <style:style style:name="T267" style:family="text">
      <style:text-properties fo:font-weight="normal" officeooo:rsid="0251d2eb" style:font-weight-asian="normal" style:font-weight-complex="normal"/>
    </style:style>
    <style:style style:name="T268" style:family="text">
      <style:text-properties fo:font-weight="normal" officeooo:rsid="026ca788" style:font-weight-asian="normal" style:font-weight-complex="normal"/>
    </style:style>
    <style:style style:name="T269" style:family="text">
      <style:text-properties fo:font-weight="normal" officeooo:rsid="02122811" style:font-weight-asian="normal" style:font-weight-complex="normal"/>
    </style:style>
    <style:style style:name="T270" style:family="text">
      <style:text-properties fo:font-weight="normal" officeooo:rsid="0205090e" style:font-weight-asian="normal" style:font-weight-complex="normal"/>
    </style:style>
    <style:style style:name="T271" style:family="text">
      <style:text-properties fo:font-weight="normal" officeooo:rsid="027103a7" style:font-weight-asian="normal" style:font-weight-complex="normal"/>
    </style:style>
    <style:style style:name="T272" style:family="text">
      <style:text-properties fo:font-weight="normal" officeooo:rsid="0278c86d" style:font-weight-asian="normal" style:font-weight-complex="normal"/>
    </style:style>
    <style:style style:name="T273" style:family="text">
      <style:text-properties fo:font-weight="normal" officeooo:rsid="027914ab" style:font-weight-asian="normal" style:font-weight-complex="normal"/>
    </style:style>
    <style:style style:name="T274" style:family="text">
      <style:text-properties fo:font-weight="normal" officeooo:rsid="02795dba" style:font-weight-asian="normal" style:font-weight-complex="normal"/>
    </style:style>
    <style:style style:name="T275" style:family="text">
      <style:text-properties fo:font-weight="normal" officeooo:rsid="023454be" style:font-weight-asian="normal" style:font-weight-complex="normal"/>
    </style:style>
    <style:style style:name="T276" style:family="text">
      <style:text-properties fo:font-weight="normal" officeooo:rsid="022dfd38" style:font-weight-asian="normal" style:font-weight-complex="normal"/>
    </style:style>
    <style:style style:name="T277" style:family="text">
      <style:text-properties fo:font-weight="normal" officeooo:rsid="02a093e6" style:font-weight-asian="normal" style:font-weight-complex="normal"/>
    </style:style>
    <style:style style:name="T278" style:family="text">
      <style:text-properties fo:font-weight="normal" officeooo:rsid="02a26a9b" style:font-weight-asian="normal" style:font-weight-complex="normal"/>
    </style:style>
    <style:style style:name="T279" style:family="text">
      <style:text-properties fo:font-weight="normal" officeooo:rsid="02a7210d" style:font-weight-asian="normal" style:font-weight-complex="normal"/>
    </style:style>
    <style:style style:name="T280" style:family="text">
      <style:text-properties fo:font-weight="normal" officeooo:rsid="02a88e07" style:font-weight-asian="normal" style:font-weight-complex="normal"/>
    </style:style>
    <style:style style:name="T281" style:family="text">
      <style:text-properties fo:font-weight="normal" officeooo:rsid="00b82660" style:font-weight-asian="normal" style:font-weight-complex="normal"/>
    </style:style>
    <style:style style:name="T282" style:family="text">
      <style:text-properties fo:font-weight="normal" officeooo:rsid="02afdacd" style:font-weight-asian="normal" style:font-weight-complex="normal"/>
    </style:style>
    <style:style style:name="T283" style:family="text">
      <style:text-properties officeooo:rsid="00122021"/>
    </style:style>
    <style:style style:name="T284" style:family="text">
      <style:text-properties officeooo:rsid="002f4bd6"/>
    </style:style>
    <style:style style:name="T285" style:family="text">
      <style:text-properties officeooo:rsid="003287ec"/>
    </style:style>
    <style:style style:name="T286" style:family="text">
      <style:text-properties style:font-name="Sorts Mill Goudy" style:font-name-asian="Sorts Mill Goudy1" style:font-name-complex="Sorts Mill Goudy1"/>
    </style:style>
    <style:style style:name="T287" style:family="text">
      <style:text-properties style:font-name="Sorts Mill Goudy" officeooo:rsid="00883362" style:font-name-asian="Sorts Mill Goudy1" style:font-name-complex="Sorts Mill Goudy1"/>
    </style:style>
    <style:style style:name="T288" style:family="text">
      <style:text-properties officeooo:rsid="006116c5"/>
    </style:style>
    <style:style style:name="T289"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90"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91"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92"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93"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94"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95"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96"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97"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98"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99"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300" style:family="text">
      <style:text-properties officeooo:rsid="006595d7"/>
    </style:style>
    <style:style style:name="T301" style:family="text">
      <style:text-properties officeooo:rsid="0067e937"/>
    </style:style>
    <style:style style:name="T302" style:family="text">
      <style:text-properties officeooo:rsid="007903c6"/>
    </style:style>
    <style:style style:name="T303" style:family="text">
      <style:text-properties officeooo:rsid="007bd215"/>
    </style:style>
    <style:style style:name="T304" style:family="text">
      <style:text-properties officeooo:rsid="007da857"/>
    </style:style>
    <style:style style:name="T305" style:family="text">
      <style:text-properties officeooo:rsid="007e85d3"/>
    </style:style>
    <style:style style:name="T306" style:family="text">
      <style:text-properties officeooo:rsid="007fb53c"/>
    </style:style>
    <style:style style:name="T307" style:family="text">
      <style:text-properties officeooo:rsid="008c1238"/>
    </style:style>
    <style:style style:name="T308" style:family="text">
      <style:text-properties officeooo:rsid="008d7721"/>
    </style:style>
    <style:style style:name="T309" style:family="text">
      <style:text-properties officeooo:rsid="008e806d"/>
    </style:style>
    <style:style style:name="T310" style:family="text">
      <style:text-properties officeooo:rsid="008f3d21"/>
    </style:style>
    <style:style style:name="T311" style:family="text">
      <style:text-properties officeooo:rsid="00399e15"/>
    </style:style>
    <style:style style:name="T312" style:family="text">
      <style:text-properties officeooo:rsid="0090f9a1"/>
    </style:style>
    <style:style style:name="T313" style:family="text">
      <style:text-properties officeooo:rsid="00931e18"/>
    </style:style>
    <style:style style:name="T314" style:family="text">
      <style:text-properties officeooo:rsid="00971edc"/>
    </style:style>
    <style:style style:name="T315" style:family="text">
      <style:text-properties fo:font-style="italic" style:font-style-asian="italic" style:font-style-complex="italic"/>
    </style:style>
    <style:style style:name="T316" style:family="text">
      <style:text-properties fo:font-style="italic" officeooo:rsid="0260c357" style:font-style-asian="italic" style:font-style-complex="italic"/>
    </style:style>
    <style:style style:name="T317" style:family="text">
      <style:text-properties fo:language="en" fo:country="US"/>
    </style:style>
    <style:style style:name="T318" style:family="text">
      <style:text-properties fo:language="en" fo:country="US" fo:font-weight="bold" style:font-weight-asian="bold"/>
    </style:style>
    <style:style style:name="T319" style:family="text">
      <style:text-properties fo:language="en" fo:country="US" fo:font-weight="bold" officeooo:rsid="00988308" style:font-weight-asian="bold"/>
    </style:style>
    <style:style style:name="T320" style:family="text">
      <style:text-properties fo:language="en" fo:country="US" fo:font-weight="bold" officeooo:rsid="00b35a02" style:font-weight-asian="bold"/>
    </style:style>
    <style:style style:name="T321" style:family="text">
      <style:text-properties fo:language="en" fo:country="US" fo:font-weight="bold" officeooo:rsid="00528a0b" style:font-weight-asian="bold" style:font-weight-complex="bold"/>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00aef121" style:font-weight-asian="normal" style:font-weight-complex="normal"/>
    </style:style>
    <style:style style:name="T324" style:family="text">
      <style:text-properties fo:language="en" fo:country="US" fo:font-weight="normal" officeooo:rsid="00b82660" style:font-weight-asian="normal" style:font-weight-complex="normal"/>
    </style:style>
    <style:style style:name="T325" style:family="text">
      <style:text-properties fo:language="en" fo:country="US" fo:font-weight="normal" officeooo:rsid="00d959be" style:font-weight-asian="normal" style:font-weight-complex="normal"/>
    </style:style>
    <style:style style:name="T326" style:family="text">
      <style:text-properties fo:language="en" fo:country="US" fo:font-weight="normal" officeooo:rsid="00eae583" style:font-weight-asian="normal" style:font-weight-complex="normal"/>
    </style:style>
    <style:style style:name="T327" style:family="text">
      <style:text-properties fo:language="en" fo:country="US" fo:font-weight="normal" officeooo:rsid="014cd71f" style:font-weight-asian="normal" style:font-weight-complex="normal"/>
    </style:style>
    <style:style style:name="T328" style:family="text">
      <style:text-properties fo:language="en" fo:country="US" fo:font-weight="normal" officeooo:rsid="00528a0b" style:font-weight-asian="normal" style:font-weight-complex="normal"/>
    </style:style>
    <style:style style:name="T329" style:family="text">
      <style:text-properties fo:language="en" fo:country="US" fo:font-weight="normal" officeooo:rsid="015d57e0" style:font-weight-asian="normal" style:font-weight-complex="normal"/>
    </style:style>
    <style:style style:name="T330" style:family="text">
      <style:text-properties fo:language="en" fo:country="US" fo:font-weight="normal" officeooo:rsid="017d28ec" style:font-weight-asian="normal" style:font-weight-complex="normal"/>
    </style:style>
    <style:style style:name="T331" style:family="text">
      <style:text-properties fo:language="en" fo:country="US" fo:font-weight="normal" officeooo:rsid="018f3c76" style:font-weight-asian="normal" style:font-weight-complex="normal"/>
    </style:style>
    <style:style style:name="T332" style:family="text">
      <style:text-properties fo:language="en" fo:country="US" fo:font-weight="normal" officeooo:rsid="019b3b52" style:font-weight-asian="normal" style:font-weight-complex="normal"/>
    </style:style>
    <style:style style:name="T333" style:family="text">
      <style:text-properties fo:language="en" fo:country="US" fo:font-weight="normal" officeooo:rsid="019b7466" style:font-weight-asian="normal" style:font-weight-complex="normal"/>
    </style:style>
    <style:style style:name="T334" style:family="text">
      <style:text-properties fo:language="en" fo:country="US" fo:font-weight="normal" officeooo:rsid="01bc9cf6" style:font-weight-asian="normal" style:font-weight-complex="normal"/>
    </style:style>
    <style:style style:name="T335" style:family="text">
      <style:text-properties fo:language="en" fo:country="US" fo:font-weight="normal" officeooo:rsid="01d75a86" style:font-weight-asian="normal" style:font-weight-complex="normal"/>
    </style:style>
    <style:style style:name="T336" style:family="text">
      <style:text-properties fo:language="en" fo:country="US" fo:font-weight="normal" officeooo:rsid="01d921dc" style:font-weight-asian="normal" style:font-weight-complex="normal"/>
    </style:style>
    <style:style style:name="T337" style:family="text">
      <style:text-properties fo:language="en" fo:country="US" fo:font-weight="normal" officeooo:rsid="01da7d05" style:font-weight-asian="normal" style:font-weight-complex="normal"/>
    </style:style>
    <style:style style:name="T338" style:family="text">
      <style:text-properties fo:language="en" fo:country="US" fo:font-weight="normal" officeooo:rsid="01dc3e4e" style:font-weight-asian="normal" style:font-weight-complex="normal"/>
    </style:style>
    <style:style style:name="T339" style:family="text">
      <style:text-properties fo:language="en" fo:country="US" fo:font-weight="normal" officeooo:rsid="01e13501" style:font-weight-asian="normal" style:font-weight-complex="normal"/>
    </style:style>
    <style:style style:name="T340" style:family="text">
      <style:text-properties fo:language="en" fo:country="US" fo:font-weight="normal" officeooo:rsid="01e181c5" style:font-weight-asian="normal" style:font-weight-complex="normal"/>
    </style:style>
    <style:style style:name="T341" style:family="text">
      <style:text-properties fo:language="en" fo:country="US" fo:font-weight="normal" officeooo:rsid="01e33a48" style:font-weight-asian="normal" style:font-weight-complex="normal"/>
    </style:style>
    <style:style style:name="T342" style:family="text">
      <style:text-properties fo:language="en" fo:country="US" fo:font-weight="normal" officeooo:rsid="01e40b89" style:font-weight-asian="normal" style:font-weight-complex="normal"/>
    </style:style>
    <style:style style:name="T343" style:family="text">
      <style:text-properties fo:language="en" fo:country="US" fo:font-weight="normal" officeooo:rsid="01e632ea" style:font-weight-asian="normal" style:font-weight-complex="normal"/>
    </style:style>
    <style:style style:name="T344" style:family="text">
      <style:text-properties fo:language="en" fo:country="US" fo:font-weight="normal" officeooo:rsid="01e892a9" style:font-weight-asian="normal" style:font-weight-complex="normal"/>
    </style:style>
    <style:style style:name="T345" style:family="text">
      <style:text-properties fo:language="en" fo:country="US" fo:font-weight="normal" officeooo:rsid="01e9b6c2" style:font-weight-asian="normal" style:font-weight-complex="normal"/>
    </style:style>
    <style:style style:name="T346" style:family="text">
      <style:text-properties fo:language="en" fo:country="US" fo:font-weight="normal" officeooo:rsid="01f2167a" style:font-weight-asian="normal" style:font-weight-complex="normal"/>
    </style:style>
    <style:style style:name="T347" style:family="text">
      <style:text-properties fo:language="en" fo:country="US" fo:font-weight="normal" officeooo:rsid="01f35480" style:font-weight-asian="normal" style:font-weight-complex="normal"/>
    </style:style>
    <style:style style:name="T348" style:family="text">
      <style:text-properties fo:language="en" fo:country="US" fo:font-weight="normal" officeooo:rsid="01f5289a" style:font-weight-asian="normal" style:font-weight-complex="normal"/>
    </style:style>
    <style:style style:name="T349" style:family="text">
      <style:text-properties fo:language="en" fo:country="US" fo:font-weight="normal" officeooo:rsid="01f7fcfa" style:font-weight-asian="normal" style:font-weight-complex="normal"/>
    </style:style>
    <style:style style:name="T350" style:family="text">
      <style:text-properties fo:language="en" fo:country="US" fo:font-weight="normal" officeooo:rsid="01f80e5a" style:font-weight-asian="normal" style:font-weight-complex="normal"/>
    </style:style>
    <style:style style:name="T351" style:family="text">
      <style:text-properties fo:language="en" fo:country="US" fo:font-weight="normal" officeooo:rsid="01ffa2c7" style:font-weight-asian="normal" style:font-weight-complex="normal"/>
    </style:style>
    <style:style style:name="T352" style:family="text">
      <style:text-properties fo:language="en" fo:country="US" fo:font-weight="normal" officeooo:rsid="02226a15" style:font-weight-asian="normal" style:font-weight-complex="normal"/>
    </style:style>
    <style:style style:name="T353" style:family="text">
      <style:text-properties fo:language="en" fo:country="US" fo:font-weight="normal" officeooo:rsid="022b1c8c" style:font-weight-asian="normal" style:font-weight-complex="normal"/>
    </style:style>
    <style:style style:name="T354" style:family="text">
      <style:text-properties fo:language="en" fo:country="US" fo:font-weight="normal" officeooo:rsid="022bcc1c" style:font-weight-asian="normal" style:font-weight-complex="normal"/>
    </style:style>
    <style:style style:name="T355" style:family="text">
      <style:text-properties fo:language="en" fo:country="US" fo:font-weight="normal" officeooo:rsid="02374ac1" style:font-weight-asian="normal" style:font-weight-complex="normal"/>
    </style:style>
    <style:style style:name="T356" style:family="text">
      <style:text-properties fo:language="en" fo:country="US" fo:font-weight="normal" officeooo:rsid="02379030" style:font-weight-asian="normal" style:font-weight-complex="normal"/>
    </style:style>
    <style:style style:name="T357" style:family="text">
      <style:text-properties fo:language="en" fo:country="US" fo:font-weight="normal" officeooo:rsid="02381112" style:font-weight-asian="normal" style:font-weight-complex="normal"/>
    </style:style>
    <style:style style:name="T358" style:family="text">
      <style:text-properties fo:language="en" fo:country="US" fo:font-weight="normal" officeooo:rsid="0239b61d" style:font-weight-asian="normal" style:font-weight-complex="normal"/>
    </style:style>
    <style:style style:name="T359" style:family="text">
      <style:text-properties fo:language="en" fo:country="US" fo:font-weight="normal" officeooo:rsid="02122811" style:font-weight-asian="normal" style:font-weight-complex="normal"/>
    </style:style>
    <style:style style:name="T360" style:family="text">
      <style:text-properties fo:language="en" fo:country="US" fo:font-weight="normal" officeooo:rsid="01f21701" style:font-weight-asian="normal" style:font-weight-complex="normal"/>
    </style:style>
    <style:style style:name="T361" style:family="text">
      <style:text-properties fo:language="en" fo:country="US" fo:font-weight="normal" officeooo:rsid="0205090e" style:font-weight-asian="normal" style:font-weight-complex="normal"/>
    </style:style>
    <style:style style:name="T362" style:family="text">
      <style:text-properties fo:language="en" fo:country="US" fo:font-weight="normal" officeooo:rsid="026ca788" style:font-weight-asian="normal" style:font-weight-complex="normal"/>
    </style:style>
    <style:style style:name="T363" style:family="text">
      <style:text-properties fo:language="en" fo:country="US" fo:font-weight="normal" officeooo:rsid="0210e95c" style:font-weight-asian="normal" style:font-weight-complex="normal"/>
    </style:style>
    <style:style style:name="T364" style:family="text">
      <style:text-properties fo:language="en" fo:country="US" fo:font-weight="normal" officeooo:rsid="020bdd1d" style:font-weight-asian="normal" style:font-weight-complex="normal"/>
    </style:style>
    <style:style style:name="T365" style:family="text">
      <style:text-properties fo:language="en" fo:country="US" fo:font-weight="normal" officeooo:rsid="02b52de4" style:font-weight-asian="normal" style:font-weight-complex="normal"/>
    </style:style>
    <style:style style:name="T366" style:family="text">
      <style:text-properties fo:language="en" fo:country="US" fo:font-weight="normal" officeooo:rsid="024e0ccc" style:font-weight-asian="normal" style:font-weight-complex="normal"/>
    </style:style>
    <style:style style:name="T367" style:family="text">
      <style:text-properties fo:language="en" fo:country="US" officeooo:rsid="00b22d12"/>
    </style:style>
    <style:style style:name="T368" style:family="text">
      <style:text-properties fo:language="en" fo:country="US" officeooo:rsid="00b35a02"/>
    </style:style>
    <style:style style:name="T369" style:family="text">
      <style:text-properties fo:language="en" fo:country="US" officeooo:rsid="007bd215"/>
    </style:style>
    <style:style style:name="T370" style:family="text">
      <style:text-properties fo:language="en" fo:country="US" officeooo:rsid="0059458d"/>
    </style:style>
    <style:style style:name="T371" style:family="text">
      <style:text-properties fo:language="en" fo:country="US" officeooo:rsid="00988308"/>
    </style:style>
    <style:style style:name="T372" style:family="text">
      <style:text-properties fo:language="en" fo:country="US" officeooo:rsid="003b1229"/>
    </style:style>
    <style:style style:name="T373" style:family="text">
      <style:text-properties fo:language="en" fo:country="US" officeooo:rsid="00913f5a"/>
    </style:style>
    <style:style style:name="T374" style:family="text">
      <style:text-properties fo:language="en" fo:country="US" officeooo:rsid="0091e4e5"/>
    </style:style>
    <style:style style:name="T375" style:family="text">
      <style:text-properties fo:language="en" fo:country="US" officeooo:rsid="00eae583"/>
    </style:style>
    <style:style style:name="T376" style:family="text">
      <style:text-properties fo:language="en" fo:country="US" officeooo:rsid="00ee1fb3"/>
    </style:style>
    <style:style style:name="T377" style:family="text">
      <style:text-properties fo:language="en" fo:country="US" officeooo:rsid="003f08c1"/>
    </style:style>
    <style:style style:name="T378" style:family="text">
      <style:text-properties fo:language="en" fo:country="US" officeooo:rsid="003d3ac5"/>
    </style:style>
    <style:style style:name="T379" style:family="text">
      <style:text-properties fo:language="en" fo:country="US" officeooo:rsid="003f35bc"/>
    </style:style>
    <style:style style:name="T380" style:family="text">
      <style:text-properties fo:language="en" fo:country="US" officeooo:rsid="00f2ad66"/>
    </style:style>
    <style:style style:name="T381" style:family="text">
      <style:text-properties fo:language="en" fo:country="US" officeooo:rsid="00ff02a0"/>
    </style:style>
    <style:style style:name="T382" style:family="text">
      <style:text-properties fo:language="en" fo:country="US" officeooo:rsid="0054ea77"/>
    </style:style>
    <style:style style:name="T383" style:family="text">
      <style:text-properties fo:language="en" fo:country="US" officeooo:rsid="008a34f1"/>
    </style:style>
    <style:style style:name="T384" style:family="text">
      <style:text-properties fo:language="en" fo:country="US" officeooo:rsid="008322a7"/>
    </style:style>
    <style:style style:name="T385" style:family="text">
      <style:text-properties fo:language="en" fo:country="US" officeooo:rsid="005d607f"/>
    </style:style>
    <style:style style:name="T386" style:family="text">
      <style:text-properties fo:language="en" fo:country="US" officeooo:rsid="00586657"/>
    </style:style>
    <style:style style:name="T387" style:family="text">
      <style:text-properties fo:language="en" fo:country="US" officeooo:rsid="0178ca9c"/>
    </style:style>
    <style:style style:name="T388" style:family="text">
      <style:text-properties fo:language="en" fo:country="US" officeooo:rsid="01796b0f"/>
    </style:style>
    <style:style style:name="T389" style:family="text">
      <style:text-properties fo:language="en" fo:country="US" officeooo:rsid="025afabd"/>
    </style:style>
    <style:style style:name="T390" style:family="text">
      <style:text-properties fo:language="en" fo:country="US" officeooo:rsid="02b52de4"/>
    </style:style>
    <style:style style:name="T391" style:family="text">
      <style:text-properties officeooo:rsid="00b67624"/>
    </style:style>
    <style:style style:name="T392" style:family="text">
      <style:text-properties officeooo:rsid="00e31436"/>
    </style:style>
    <style:style style:name="T393" style:family="text">
      <style:text-properties officeooo:rsid="00e501a9"/>
    </style:style>
    <style:style style:name="T394" style:family="text">
      <style:text-properties officeooo:rsid="00e07906"/>
    </style:style>
    <style:style style:name="T395" style:family="text">
      <style:text-properties officeooo:rsid="00ea2286"/>
    </style:style>
    <style:style style:name="T396" style:family="text">
      <style:text-properties officeooo:rsid="00ed9652"/>
    </style:style>
    <style:style style:name="T397" style:family="text">
      <style:text-properties fo:font-style="normal" style:font-style-asian="normal" style:font-style-complex="normal"/>
    </style:style>
    <style:style style:name="T398" style:family="text">
      <style:text-properties fo:font-style="normal" officeooo:rsid="00f9b783" style:font-style-asian="normal" style:font-style-complex="normal"/>
    </style:style>
    <style:style style:name="T399" style:family="text">
      <style:text-properties officeooo:rsid="00f8a915"/>
    </style:style>
    <style:style style:name="T400" style:family="text">
      <style:text-properties officeooo:rsid="00fc6cc4"/>
    </style:style>
    <style:style style:name="T401" style:family="text">
      <style:text-properties officeooo:rsid="010d9eda"/>
    </style:style>
    <style:style style:name="T402" style:family="text">
      <style:text-properties officeooo:rsid="00988308"/>
    </style:style>
    <style:style style:name="T403" style:family="text">
      <style:text-properties officeooo:rsid="0104ff3c"/>
    </style:style>
    <style:style style:name="T404" style:family="text">
      <style:text-properties officeooo:rsid="010f49b9"/>
    </style:style>
    <style:style style:name="T405" style:family="text">
      <style:text-properties officeooo:rsid="0114af87"/>
    </style:style>
    <style:style style:name="T406" style:family="text">
      <style:text-properties officeooo:rsid="00c5a8e2"/>
    </style:style>
    <style:style style:name="T407" style:family="text">
      <style:text-properties officeooo:rsid="012f4ab8"/>
    </style:style>
    <style:style style:name="T408" style:family="text">
      <style:text-properties officeooo:rsid="01372046"/>
    </style:style>
    <style:style style:name="T409" style:family="text">
      <style:text-properties officeooo:rsid="01404ca0"/>
    </style:style>
    <style:style style:name="T410" style:family="text">
      <style:text-properties officeooo:rsid="014e1dc1"/>
    </style:style>
    <style:style style:name="T411" style:family="text">
      <style:text-properties officeooo:rsid="01725e89"/>
    </style:style>
    <style:style style:name="T41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3"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4"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7"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9"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0"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1"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2"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3"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4"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5"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6"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7"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8" style:family="text">
      <style:text-properties fo:font-variant="normal" fo:text-transform="none" style:use-window-font-color="true" loext:opacity="0%" style:font-name="Times New Roman" fo:font-size="10pt" fo:letter-spacing="normal" fo:language="en" fo:country="US" fo:font-style="normal" fo:font-weight="normal" officeooo:rsid="02681d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9" style:family="text">
      <style:text-properties fo:font-variant="normal" fo:text-transform="none" style:use-window-font-color="true" loext:opacity="0%" style:font-name="Times New Roman" fo:font-size="10pt" fo:letter-spacing="normal" fo:language="en" fo:country="US" fo:font-style="normal" fo:font-weight="normal" officeooo:rsid="02694e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0" style:family="text">
      <style:text-properties fo:font-variant="normal" fo:text-transform="none" style:use-window-font-color="true" loext:opacity="0%" style:font-name="Times New Roman" fo:font-size="10pt" fo:letter-spacing="normal" fo:language="en" fo:country="US" fo:font-style="normal" fo:font-weight="normal" officeooo:rsid="026a89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1" style:family="text">
      <style:text-properties fo:font-variant="normal" fo:text-transform="none" style:use-window-font-color="true" loext:opacity="0%" style:font-name="Times New Roman" fo:font-size="10pt" fo:letter-spacing="normal" fo:language="en" fo:country="US" fo:font-style="normal" fo:font-weight="normal" officeooo:rsid="026c4c2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4"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5"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6"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7"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8"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0"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1"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2"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3"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4"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5"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6"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7"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8"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9"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0"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1"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2" style:family="text">
      <style:text-properties fo:font-variant="normal" fo:text-transform="none" style:use-window-font-color="true" loext:opacity="0%" style:font-name="Times New Roman" fo:font-size="10pt" fo:letter-spacing="normal" fo:language="en" fo:country="US" fo:font-style="normal" fo:font-weight="normal" officeooo:rsid="02421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3" style:family="text">
      <style:text-properties fo:font-variant="normal" fo:text-transform="none" style:use-window-font-color="true" loext:opacity="0%" style:font-name="Times New Roman" fo:font-size="10pt" fo:letter-spacing="normal" fo:language="en" fo:country="US" fo:font-style="normal" fo:font-weight="normal" officeooo:rsid="02495a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fo:font-variant="normal" fo:text-transform="none" style:use-window-font-color="true" loext:opacity="0%" style:font-name="Times New Roman" fo:font-size="10pt" fo:letter-spacing="normal" fo:language="en" fo:country="US" fo:font-style="normal" fo:font-weight="normal" officeooo:rsid="024b1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8"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459"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460"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461"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462"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463"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64" style:family="text">
      <style:text-properties officeooo:rsid="018b688e"/>
    </style:style>
    <style:style style:name="T465" style:family="text">
      <style:text-properties officeooo:rsid="01b2f7b4"/>
    </style:style>
    <style:style style:name="T466" style:family="text">
      <style:text-properties officeooo:rsid="01b37dfe"/>
    </style:style>
    <style:style style:name="T467" style:family="text">
      <style:text-properties officeooo:rsid="01b55392"/>
    </style:style>
    <style:style style:name="T468" style:family="text">
      <style:text-properties officeooo:rsid="01b7414f"/>
    </style:style>
    <style:style style:name="T469" style:family="text">
      <style:text-properties officeooo:rsid="01bb0653"/>
    </style:style>
    <style:style style:name="T470" style:family="text">
      <style:text-properties officeooo:rsid="01bc9cf6"/>
    </style:style>
    <style:style style:name="T471" style:family="text">
      <style:text-properties officeooo:rsid="0214593d"/>
    </style:style>
    <style:style style:name="T472" style:family="text">
      <style:text-properties officeooo:rsid="0219504d"/>
    </style:style>
    <style:style style:name="T473" style:family="text">
      <style:text-properties officeooo:rsid="02198829"/>
    </style:style>
    <style:style style:name="T474" style:family="text">
      <style:text-properties officeooo:rsid="021b1975"/>
    </style:style>
    <style:style style:name="T475" style:family="text">
      <style:text-properties officeooo:rsid="01f36d3a"/>
    </style:style>
    <style:style style:name="T476" style:family="text">
      <style:text-properties officeooo:rsid="01f21701"/>
    </style:style>
    <style:style style:name="T477" style:family="text">
      <style:text-properties officeooo:rsid="0247ded9"/>
    </style:style>
    <style:style style:name="T478" style:family="text">
      <style:text-properties officeooo:rsid="024bea1a"/>
    </style:style>
    <style:style style:name="T479" style:family="text">
      <style:text-properties officeooo:rsid="024da62a"/>
    </style:style>
    <style:style style:name="T480" style:family="text">
      <style:text-properties officeooo:rsid="00528a0b"/>
    </style:style>
    <style:style style:name="T481" style:family="text">
      <style:text-properties officeooo:rsid="024dfd8e"/>
    </style:style>
    <style:style style:name="T482" style:family="text">
      <style:text-properties officeooo:rsid="024fb147"/>
    </style:style>
    <style:style style:name="T483" style:family="text">
      <style:text-properties officeooo:rsid="0251d2eb"/>
    </style:style>
    <style:style style:name="T484" style:family="text">
      <style:text-properties officeooo:rsid="025384ff"/>
    </style:style>
    <style:style style:name="T485" style:family="text">
      <style:text-properties officeooo:rsid="02552698"/>
    </style:style>
    <style:style style:name="T486" style:family="text">
      <style:text-properties officeooo:rsid="02566e79"/>
    </style:style>
    <style:style style:name="T487" style:family="text">
      <style:text-properties officeooo:rsid="025bbbc5"/>
    </style:style>
    <style:style style:name="T488" style:family="text">
      <style:text-properties officeooo:rsid="025d242e"/>
    </style:style>
    <style:style style:name="T489" style:family="text">
      <style:text-properties officeooo:rsid="025e70c1"/>
    </style:style>
    <style:style style:name="T490" style:family="text">
      <style:text-properties officeooo:rsid="025f5493"/>
    </style:style>
    <style:style style:name="T491" style:family="text">
      <style:text-properties officeooo:rsid="0260c357"/>
    </style:style>
    <style:style style:name="T492" style:family="text">
      <style:text-properties style:font-style-asian="normal" style:font-style-complex="normal"/>
    </style:style>
    <style:style style:name="T493" style:family="text">
      <style:text-properties officeooo:rsid="0260c357" style:font-style-asian="normal" style:font-style-complex="normal"/>
    </style:style>
    <style:style style:name="T494" style:family="text">
      <style:text-properties officeooo:rsid="02114138" style:font-style-asian="normal" style:font-style-complex="normal"/>
    </style:style>
    <style:style style:name="T495" style:family="text">
      <style:text-properties officeooo:rsid="026d50ed" style:font-style-asian="normal" style:font-style-complex="normal"/>
    </style:style>
    <style:style style:name="T496" style:family="text">
      <style:text-properties officeooo:rsid="0262598c"/>
    </style:style>
    <style:style style:name="T497" style:family="text">
      <style:text-properties officeooo:rsid="02640e9a"/>
    </style:style>
    <style:style style:name="T498" style:family="text">
      <style:text-properties officeooo:rsid="02643aa5"/>
    </style:style>
    <style:style style:name="T499" style:family="text">
      <style:text-properties officeooo:rsid="01f93c23"/>
    </style:style>
    <style:style style:name="T500" style:family="text">
      <style:text-properties officeooo:rsid="01fc3c3c"/>
    </style:style>
    <style:style style:name="T501" style:family="text">
      <style:text-properties officeooo:rsid="00d6d9b7"/>
    </style:style>
    <style:style style:name="T502" style:family="text">
      <style:text-properties officeooo:rsid="0266ce45"/>
    </style:style>
    <style:style style:name="T503" style:family="text">
      <style:text-properties officeooo:rsid="023454be"/>
    </style:style>
    <style:style style:name="T504" style:family="text">
      <style:text-properties officeooo:rsid="027f3699"/>
    </style:style>
    <style:style style:name="T505" style:family="text">
      <style:text-properties officeooo:rsid="029e3f06"/>
    </style:style>
    <style:style style:name="T506" style:family="text">
      <style:text-properties officeooo:rsid="029f9f06"/>
    </style:style>
    <style:style style:name="T507" style:family="text">
      <style:text-properties officeooo:rsid="02a093e6"/>
    </style:style>
    <style:style style:name="T508" style:family="text">
      <style:text-properties officeooo:rsid="02a3cf06"/>
    </style:style>
    <style:style style:name="T509" style:family="text">
      <style:text-properties officeooo:rsid="02a6567c"/>
    </style:style>
    <style:style style:name="T510" style:family="text">
      <style:text-properties officeooo:rsid="02a7210d"/>
    </style:style>
    <style:style style:name="T511" style:family="text">
      <style:text-properties officeooo:rsid="02a88e07"/>
    </style:style>
    <style:style style:name="T512" style:family="text">
      <style:text-properties officeooo:rsid="02ab42ed"/>
    </style:style>
    <style:style style:name="T513" style:family="text">
      <style:text-properties officeooo:rsid="02ac2caf"/>
    </style:style>
    <style:style style:name="T514" style:family="text">
      <style:text-properties officeooo:rsid="00dd66a3"/>
    </style:style>
    <style:style style:name="T515" style:family="text">
      <style:text-properties officeooo:rsid="02b1acf3"/>
    </style:style>
    <style:style style:name="T516" style:family="text">
      <style:text-properties officeooo:rsid="02b43a24"/>
    </style:style>
    <style:style style:name="T517" style:family="text">
      <style:text-properties officeooo:rsid="02b52de4"/>
    </style:style>
    <style:style style:name="T518" style:family="text">
      <style:text-properties officeooo:rsid="02bbc69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3"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282"/>
        <text:h text:style-name="P3" text:outline-level="2">Archery</text:h>
        <text:h text:style-name="P198" text:outline-level="3">There is No Wind</text:h>
        <text:p text:style-name="P38"><text:span text:style-name="T1">Cost: </text:span><text:span text:style-name="T261">2</text:span>m; <text:line-break/><text:span text:style-name="T2">Type: </text:span>Supplemental<text:line-break/><text:span text:style-name="T1">Mins: </text:span><text:span text:style-name="T260">Archery</text:span><text:span text:style-name="T5"> </text:span><text:span text:style-name="T260">or</text:span><text:span text:style-name="T5"> </text:span><text:span text:style-name="T39">Thrown</text:span><text:span text:style-name="T247"> </text:span><text:span text:style-name="T260">1</text:span></text:p>
        <text:p text:style-name="P176"><text:span text:style-name="T101">The archer’s bolts fly true and strong. Ignore any Disadvantages caused by environmental effects that would push </text:span><text:span text:style-name="T102">or</text:span><text:span text:style-name="T101"> alter the trajectory of the projectile, such as high winds, rains, </text:span><text:span text:style-name="T102">or </text:span><text:span text:style-name="T103">even shooting through a waterfall.</text:span></text:p>
        <text:h text:style-name="P199" text:outline-level="3"><text:span text:style-name="T286">Forceful Arrow</text:span><text:span text:style-name="T287">s</text:span><text:span text:style-name="T286"><text:tab/></text:span></text:h>
        <text:p text:style-name="P10"><text:span text:style-name="T1">Cost: </text:span><text:span text:style-name="T250">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245">is</text:span> knocked back one Range Band from the Archer.</text:p>
        <text:p text:style-name="P10">Alternatively, the Exalt may choose to knock themselves backwards <text:span text:style-name="T244">from their target </text:span><text:span text:style-name="T288">by </text:span>one Range Band.</text:p>
        <text:h text:style-name="P200" text:outline-level="3"><text:span text:style-name="T289">Hunter’s Swift Answer</text:span><text:span text:style-name="T286"><text:tab/></text:span></text:h>
        <text:p text:style-name="P17"><text:span text:style-name="T1">Cost: </text:span><text:span text:style-name="T251">2</text:span>m <text:span text:style-name="T472">(+1</text:span><text:span text:style-name="T473">m p</text:span><text:span text:style-name="T474">er</text:span><text:span text:style-name="T472">)</text:span><text:line-break/><text:span text:style-name="T1">Type: </text:span><text:span text:style-name="T12">Reflexive</text:span><text:line-break/><text:span text:style-name="T1">Mins: </text:span>Archery 2</text:p>
        <text:p text:style-name="P43">After <text:span text:style-name="T471">s</text:span>uccessfully disengaging <text:span text:style-name="T471">from melee</text:span>, the Archer fires a returning blow on their pursuer, causing them to lose <text:span text:style-name="T471">5</text:span> Impulse. <text:span text:style-name="T472">If they are fleeing from multiple pursuers, they may pay +1m per additional target.</text:span></text:p>
        <text:h text:style-name="P196" text:outline-level="3">Flying Anchor</text:h>
        <text:p text:style-name="P10"><text:span text:style-name="T1">Cost: </text:span><text:span text:style-name="T249">2</text:span>m<text:line-break/><text:span text:style-name="T1">Type: </text:span><text:span text:style-name="T13">Supplemental</text:span><text:line-break/><text:span text:style-name="T1">Mins: </text:span>Archery 3</text:p>
        <text:p text:style-name="P18"><text:span text:style-name="T283">On </text:span><text:span text:style-name="T285">H</text:span><text:span text:style-name="T284">it,</text:span><text:span text:style-name="T13"> the target becomes pinned, </text:span><text:span text:style-name="T14">unable to move from their location for one Round.</text:span></text:p>
        <text:h text:style-name="P197" text:outline-level="3">Arrow Storm Technique</text:h>
        <text:p text:style-name="P19"><text:span text:style-name="T1">Cost: </text:span><text:span text:style-name="T248">3</text:span>m, <text:span text:style-name="T246">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198" text:outline-level="3">Dragonfly Finds Mate</text:h>
        <text:p text:style-name="P91"><text:span text:style-name="T318">Cost: --</text:span><text:span text:style-name="T317"><text:line-break/></text:span><text:span text:style-name="T318">Type: </text:span><text:span text:style-name="T81">Permanent</text:span><text:span text:style-name="T317"><text:line-break/></text:span><text:span text:style-name="T318">Mins: </text:span><text:span text:style-name="T327">Archery </text:span><text:span text:style-name="T382">3</text:span></text:p>
        <text:p text:style-name="P37">The Exalt lets loose their weapon, knocking incoming projectiles out of the sky.</text:p>
        <text:p text:style-name="P34"><text:span text:style-name="T26">Against any Ranged attack, </text:span><text:span text:style-name="T27">you may d</text:span><text:span text:style-name="T26">efine DV as (Dexterity + Archery)/2. </text:span><text:span text:style-name="T7">This may be used to Defend Others </text:span><text:span text:style-name="T31">at range.</text:span></text:p>
        <text:h text:style-name="P285" text:outline-level="10">Greater Charms</text:h>
        <text:h text:style-name="P207" text:outline-level="3">Accuracy Without Distance</text:h>
        <text:p text:style-name="P10"><text:span text:style-name="T1">Cost: --<text:line-break/>Type: </text:span>Permanent <text:line-break/><text:span text:style-name="T1">Mins: </text:span>Archery 4</text:p>
        <text:p text:style-name="P10">The Exalts Archery attacks <text:span text:style-name="T396">know no bounds</text:span>. <text:span text:style-name="T16">They may now attack at Long Range and at Melee Range for no penalty.</text:span></text:p>
        <text:h text:style-name="P3" text:outline-level="2">Athletics</text:h>
        <text:h text:style-name="P207"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196" text:outline-level="3">Soaring Leap</text:h>
        <text:p text:style-name="P10"><text:span text:style-name="T1">Cost: </text:span><text:span text:style-name="T252">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393">vertically or horizontally </text:span>in one bound, <text:span text:style-name="T301">and may continue to vault upwards if there is some surface firm enough for their force.</text:span></text:p>
        <text:p text:style-name="P20"><text:span text:style-name="T301">In addition, Exalts do not take</text:span> fall damage <text:span text:style-name="T18">from such leaps, nor from descending from all but the tallest of buildings.</text:span></text:p>
        <text:h text:style-name="P196"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29">In combat, <text:span text:style-name="T300">the character can Dash without Impulse cost or DV penalty.</text:span></text:p>
        <text:h text:style-name="P202" text:outline-level="3">Flashing Anticipation</text:h>
        <text:p text:style-name="P66"><text:span text:style-name="T318">Cost: --</text:span><text:span text:style-name="T317"><text:line-break/></text:span><text:span text:style-name="T318">Type: </text:span><text:span text:style-name="T70">Permanent</text:span><text:span text:style-name="T317"><text:line-break/></text:span><text:span text:style-name="T318">Mins: </text:span><text:span text:style-name="T317">Athletics 3</text:span></text:p>
        <text:p text:style-name="P86"><text:span text:style-name="T29">A</text:span>dds (<text:span text:style-name="T28">3</text:span>) to the Initiative <text:span text:style-name="T411">Score.</text:span></text:p>
        <text:h text:style-name="P285" text:outline-level="10">Greater Charms</text:h>
        <text:h text:style-name="P196"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392">a</text:span> horizontal surfaces, such as bridges or roofs, so long as they continue to run. </text:p>
        <text:h text:style-name="P201" text:outline-level="3">Rolling with the Punches.</text:h>
        <text:p text:style-name="P30"><text:span text:style-name="T1">Cost: </text:span><text:span text:style-name="T255">(3m per Dmg.)</text:span><text:line-break/><text:span text:style-name="T1">Type: </text:span><text:span text:style-name="T25">Reflexive</text:span><text:line-break/><text:span text:style-name="T1">Mins: </text:span>Athletics <text:span text:style-name="T394">5</text:span></text:p>
        <text:p text:style-name="P203">For every 3 motes spent, reduce incoming damage by 1 point, with no more than (Essence) damage reduced per single attack.</text:p>
        <text:h text:style-name="P3" text:outline-level="2">Awareness</text:h>
        <text:h text:style-name="P207" text:outline-level="3">Sight Without Eyes</text:h>
        <text:p text:style-name="P10"><text:span text:style-name="T1">Cost:</text:span> 2m<text:line-break/><text:span text:style-name="T1">Type: </text:span>Reflexive; Scene<text:line-break/><text:span text:style-name="T1">Mins</text:span>: Awareness 1</text:p>
        <text:p text:style-name="Exalted"><text:span text:style-name="T317">Reduce any disadvantage from visual conditions such as smoke, fog, and darkness by up to (</text:span><text:span text:style-name="T82">4</text:span><text:span text:style-name="T317">) dice.</text:span></text:p>
        <text:h text:style-name="P207"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395">per combat</text:span>.</text:p>
        <text:h text:style-name="P207" text:outline-level="3">Uncanny Perception Technique</text:h>
        <text:p text:style-name="P10"><text:span text:style-name="T1">Cost: --<text:line-break/>Type: </text:span>Permanent<text:line-break/><text:span text:style-name="T1">Mins: </text:span>Awareness 2</text:p>
        <text:p text:style-name="Exalted"><text:span text:style-name="T317">The presence of dematerialized, intangible, or otherwise spectral creatures may be </text:span><text:span text:style-name="T55">native</text:span><text:span text:style-name="T56">ly</text:span><text:span text:style-name="T317">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207"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210" text:outline-level="3">Inner Eye Focus</text:h>
        <text:p text:style-name="P31"><text:span text:style-name="T1">Cost: </text:span>4m<text:line-break/><text:span text:style-name="T1">Type: </text:span>Reflexive<text:line-break/><text:span text:style-name="T1">Mins: </text:span>Awareness 4</text:p>
        <text:p text:style-name="P92"><text:span text:style-name="T317">Re-roll an Awareness Roll, taking the preferred result. </text:span><text:span text:style-name="T93">This cannot be performed on the same action multiple times.</text:span></text:p>
        <text:h text:style-name="P285" text:outline-level="10">Greater Charms</text:h>
        <text:h text:style-name="P207" text:outline-level="3">Sense-Destroying Method</text:h>
        <text:p text:style-name="P21"><text:span text:style-name="T1">Cost: </text:span>6m<text:line-break/><text:span text:style-name="T1">Type: </text:span><text:span text:style-name="T37">Simple</text:span><text:line-break/><text:span text:style-name="T1">Mins: </text:span>Awareness 4</text:p>
        <text:p text:style-name="Exalted"><text:span text:style-name="T317">On touching a target, and by successfully rolling (</text:span><text:span text:style-name="T69">Wits</text:span><text:span text:style-name="T317"> + Awareness) vs the target’s (Stamina + Physique), the Exalt can destroy one of the classical five senses at their choice. Only one sense of a target may be destroyed </text:span><text:span text:style-name="T381">per</text:span><text:span text:style-name="T317"> scene.</text:span></text:p>
        <text:p text:style-name="P10">Undoing this destruction is a Medicine Project of at least 10 PR. Most targets will not have this luxury.</text:p>
        <text:h text:style-name="P215" text:outline-level="3">Watchful Justic<text:span text:style-name="T400">i</text:span>ar’s Eye</text:h>
        <text:p text:style-name="P67"><text:span text:style-name="T318">Cost: </text:span><text:span text:style-name="T326">4m</text:span><text:span text:style-name="T317"><text:line-break/></text:span><text:span text:style-name="T318">Type: </text:span><text:span text:style-name="T71">Simple</text:span><text:span text:style-name="T317">; </text:span><text:span text:style-name="T375">Scene</text:span><text:span text:style-name="T317"><text:line-break/></text:span><text:span text:style-name="T318">Mins: </text:span><text:span text:style-name="T317">Awareness 4</text:span></text:p>
        <text:p text:style-name="P39">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207" text:outline-level="3">Ox-Stunning Blow</text:h>
        <text:p text:style-name="P10"><text:span text:style-name="T1">Cost:</text:span> <text:span text:style-name="T305">3</text:span>m<text:line-break/><text:span text:style-name="T1">Type: </text:span>Supplemental<text:line-break/><text:span text:style-name="T1">Mins</text:span>: Brawl 1</text:p>
        <text:p text:style-name="Exalted"><text:span text:style-name="T65">On </text:span><text:span text:style-name="T66">a Brawl </text:span><text:span text:style-name="T67">Attack </text:span><text:span text:style-name="T66">Maneuver higher than the target’s Soak</text:span><text:span text:style-name="T317">, remove </text:span><text:span text:style-name="T369">2</text:span><text:span text:style-name="T370"> + </text:span><text:span text:style-name="T317">(Essence) Impulse from the target.</text:span></text:p>
        <text:h text:style-name="P207" text:outline-level="3">Sledgehammer Strike</text:h>
        <text:p text:style-name="P10"><text:span text:style-name="T1">Cost:</text:span> 4m<text:line-break/><text:span text:style-name="T1">Type: </text:span>Supplemental<text:line-break/><text:span text:style-name="T1">Mins</text:span>: Brawl 2</text:p>
        <text:p text:style-name="Exalted"><text:span text:style-name="T94">On Feats of Strength,</text:span><text:span text:style-name="T317"> </text:span><text:span text:style-name="T385">such as breaking through walls or destroying scenery, </text:span><text:span text:style-name="T317">add (Essence)</text:span><text:span text:style-name="T386">x2</text:span><text:span text:style-name="T317"> dice. </text:span><text:span text:style-name="T387">The Exalt is </text:span><text:span text:style-name="T95">even</text:span><text:span text:style-name="T387"> able to damage walls made of magical materials, </text:span><text:span text:style-name="T388">though must roll to do so.</text:span></text:p>
        <text:p text:style-name="Exalted"><text:span text:style-name="T73">Additionally, </text:span><text:span text:style-name="T74">a</text:span><text:span text:style-name="T376"> </text:span><text:span text:style-name="T377">Decisive Strikes</text:span><text:span text:style-name="T378"> a</text:span><text:span text:style-name="T317">gainst animate beings (such as Earth elementals and golems), add (</text:span><text:span text:style-name="T83">3</text:span><text:span text:style-name="T317">) dice to </text:span><text:span text:style-name="T72">the Damage Roll</text:span><text:span text:style-name="T379">.</text:span></text:p>
        <text:h text:style-name="P211" text:outline-level="3">Force-Delivering Blow</text:h>
        <text:p text:style-name="P22"><text:span text:style-name="T1">Cost:</text:span> <text:span text:style-name="T302">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212" text:outline-level="3">Foe-Toppling Maneuver</text:h>
        <text:p text:style-name="P24"><text:span text:style-name="T1">Cost:</text:span> <text:span text:style-name="T304">3</text:span>m<text:line-break/><text:span text:style-name="T1">Type: </text:span>Supplemental<text:line-break/><text:span text:style-name="T1">Mins</text:span>: Brawl <text:span text:style-name="T303">3</text:span></text:p>
        <text:p text:style-name="P25"><text:span text:style-name="T302">On a successful Brawl Attack, </text:span><text:span text:style-name="T303">destabilize their movements and footing causing them to be stunned and remove </text:span><text:span text:style-name="T22">4 Dice from the </text:span><text:span text:style-name="T23">next action.</text:span></text:p>
        <text:h text:style-name="P286" text:outline-level="10">Greater Charms</text:h>
        <text:h text:style-name="P3" text:outline-level="2">Craft</text:h>
        <text:h text:style-name="P232" text:outline-level="3">Workshop Without Bounds</text:h>
        <text:p text:style-name="P65"><text:span text:style-name="T318">Cost: --</text:span><text:span text:style-name="T317"><text:line-break/></text:span><text:span text:style-name="T318">Type: </text:span><text:span text:style-name="T134">Permanent</text:span><text:span text:style-name="T317"><text:line-break/></text:span><text:span text:style-name="T318">Mins: </text:span><text:span text:style-name="T317">Craft 1</text:span></text:p>
        <text:p text:style-name="P106"><text:span text:style-name="T96">In the hands of the Exalt, a simple rock can become as strong and resilient as a blacksmith’s hammer, and a grand sword as nimble as a paring knife. The Exalt suffers no Disadvantages from improper </text:span><text:span text:style-name="T97">or damaged tools.</text:span></text:p>
        <text:p text:style-name="P46">There is a limit to this charm for extremely specialized tools, such as delicate changes to the flow of essence lines in an Artifact.</text:p>
        <text:h text:style-name="P207" text:outline-level="3">Durability-Enhancing Technique</text:h>
        <text:p text:style-name="P21"><text:span text:style-name="T1">Cost: </text:span>2m<text:line-break/><text:span text:style-name="T1">Type: </text:span><text:span text:style-name="T37">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310">longer</text:span> considered “mundane,” and increases the difficulty to break or otherwise destroy it by (Essence).</text:p>
        <text:p text:style-name="P27">A Project may be performed to make this enhancement permanent.</text:p>
        <text:h text:style-name="P207" text:outline-level="3">Discerning Craftsmanship</text:h>
        <text:p text:style-name="P10"><text:span text:style-name="T1">Cost: </text:span>3m<text:line-break/><text:span text:style-name="T1">Type: </text:span><text:span text:style-name="T37">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314">I</text:span>f this current object they are studying is in <text:span text:style-name="T315">fact</text:span> a forgery, difficulty to recognize this fact is lowered by 1.</text:p>
        <text:h text:style-name="P209" text:outline-level="3"><text:span text:style-name="T290">Deftly Applied Tools</text:span><text:span text:style-name="T291"> </text:span></text:h>
        <text:p text:style-name="P28"><text:span text:style-name="T1">Cost: </text:span><text:span text:style-name="T253">5</text:span>m<text:line-break/><text:span text:style-name="T1">Type: </text:span><text:span text:style-name="T254">Supplemental</text:span><text:line-break/><text:span text:style-name="T1">Mins: </text:span>Craft <text:span text:style-name="T311">3</text:span></text:p>
        <text:p text:style-name="P65"><text:span text:style-name="T372">All things, with the proper </text:span><text:span text:style-name="T373">study and analysis, may be approached without the need for brute force. </text:span><text:span text:style-name="T374">During Feats of Strength, such as lifting, carrying, or destroying crafted materials, they may use (</text:span><text:span text:style-name="T69">Wits</text:span><text:span text:style-name="T374"> + Craft) roll instead, gaining (Essence) immediate successes.</text:span></text:p>
        <text:h text:style-name="P213" text:outline-level="3">Crack-Mending Eye</text:h>
        <text:p text:style-name="P26"><text:span text:style-name="T1">Cost: --</text:span><text:line-break/><text:span text:style-name="T1">Type: </text:span><text:span text:style-name="T38">Permanent</text:span><text:line-break/><text:span text:style-name="T1">Mins: </text:span>Craft <text:span text:style-name="T306">3</text:span></text:p>
        <text:p text:style-name="P63"><text:span text:style-name="T57">Projects to </text:span><text:span text:style-name="T58">r</text:span><text:span text:style-name="T57">epair, </text:span><text:span text:style-name="T58">a</text:span><text:span text:style-name="T59">lter, or </text:span><text:span text:style-name="T58">d</text:span><text:span text:style-name="T59">estroy</text:span><text:span text:style-name="T57"> crafted materials </text:span><text:span text:style-name="T59">such as</text:span><text:span text:style-name="T57"> Manses, Artifacts, and other such physical goods are now 1 scale </text:span><text:span text:style-name="T98">lower</text:span><text:span text:style-name="T57">. </text:span><text:span text:style-name="T99">(</text:span><text:span text:style-name="T60">i.e.</text:span><text:span text:style-name="T57"> Minor repairs </text:span><text:span text:style-name="T99">now are </text:span><text:span text:style-name="T100">at</text:span><text:span text:style-name="T57"> -3 </text:span><text:span text:style-name="T99">to</text:span><text:span text:style-name="T57"> Scale, Major </text:span><text:span text:style-name="T99">at</text:span><text:span text:style-name="T57"> -2, and Monumental </text:span><text:span text:style-name="T99">at </text:span><text:span text:style-name="T57">-1</text:span><text:span text:style-name="T99">).</text:span></text:p>
        <text:h text:style-name="P207" text:outline-level="3">Mark of the Maker</text:h>
        <text:p text:style-name="P21"><text:span text:style-name="T1">Cost: </text:span>3m<text:line-break/><text:span text:style-name="T1">Type: </text:span><text:span text:style-name="T37">Simple</text:span><text:line-break/><text:span text:style-name="T1">Mins: </text:span>Craft <text:span text:style-name="T312">3</text:span></text:p>
        <text:p text:style-name="P28">Glean immediate insight into the original purpose, material makeup, age, and other such information while studying a <text:span text:style-name="T307">Craft</text:span><text:span text:style-name="T308">ed</text:span> object. <text:span text:style-name="T309">Often, you are able to glance into the very emotions of the original craftsman </text:span><text:span text:style-name="T313">at the moment</text:span><text:span text:style-name="T309">, seeing it in the handiwork of their creation.</text:span></text:p>
        <text:h text:style-name="Heading_20_10" text:outline-level="10">Greater Charms</text:h>
        <text:h text:style-name="P207" text:outline-level="3">Timely Prototype</text:h>
        <text:p text:style-name="P21"><text:span text:style-name="T1">Cost: </text:span>5m<text:line-break/><text:span text:style-name="T1">Type: </text:span><text:span text:style-name="T37">Simple</text:span><text:line-break/><text:span text:style-name="T1">Mins: </text:span>Craft 4</text:p>
        <text:p text:style-name="P40">On activation of this charm, the Exalt may immediately <text:span text:style-name="T32">create</text:span> a Craft Project <text:span text:style-name="T487">prototype</text:span>, <text:span text:style-name="T487">such as an Artifact, for the task at hand. The Obstruction roll(s) </text:span><text:span text:style-name="T32">are immediately resolved to represent flaws, quirks, or other oddities that develop from forcing a prototype into use so quickly and without testing. The prototype will always be able to perform the desired task, regardless of the rolls.</text:span></text:p>
        <text:p text:style-name="P47">The Player may choose to go into Resource debt (up to 20 Res, 1 Keystone) to activate this charm.</text:p>
        <text:p text:style-name="Exalted"><text:span text:style-name="T318">Permanent Effect:</text:span><text:span text:style-name="T317"> On purchasing this charm, and</text:span><text:span text:style-name="T389"> again</text:span><text:span text:style-name="T317"> at the start of each </text:span><text:span text:style-name="T383">S</text:span><text:span text:style-name="T317">tory, the Exalt gains an additional +15 R</text:span><text:span text:style-name="T84">es</text:span><text:span text:style-name="T317">, </text:span><text:span text:style-name="T384">which may only </text:span><text:span text:style-name="T317">be used only for Craft Projects.</text:span></text:p>
        <text:h text:style-name="P4" text:outline-level="2">Integrity</text:h>
        <text:h text:style-name="P214" text:outline-level="3">Enduring Mental Toughness</text:h>
        <text:p text:style-name="P64"><text:span text:style-name="T319">Cost: </text:span><text:span text:style-name="T325">3</text:span><text:span text:style-name="T371">m<text:line-break/></text:span><text:span text:style-name="T319">Type: </text:span><text:span text:style-name="T112">Reflexive</text:span><text:span text:style-name="T110">; </text:span><text:span text:style-name="T112">Scene</text:span><text:span text:style-name="T371"><text:line-break/></text:span><text:span text:style-name="T319">Mins: </text:span><text:span text:style-name="T68">Integrity</text:span><text:span text:style-name="T61"> </text:span><text:span text:style-name="T63">1</text:span></text:p>
        <text:p text:style-name="P44">For the scene, remove any Disadvantages to Resolve or Guile caused by pain, illness, or other such physical anguish that the Exalt is enduring.</text:p>
        <text:h text:style-name="P216" text:outline-level="3">Integrity Protection Prana</text:h>
        <text:p text:style-name="P68"><text:span text:style-name="T165">Cost: --</text:span><text:span text:style-name="T77"><text:line-break/></text:span><text:span text:style-name="T165">Type: </text:span><text:span text:style-name="T117">Permanent</text:span><text:span text:style-name="T77"><text:line-break/></text:span><text:span text:style-name="T165">Mins: </text:span><text:span text:style-name="T68">Integrity</text:span><text:span text:style-name="T61"> </text:span><text:span text:style-name="T78">2</text:span></text:p>
        <text:p text:style-name="P45">The Exalt is able to resist the ambient and intoxicating energies of the Wyld, and other such places of abundant swirling essence <text:span text:style-name="T399">that seek to change and alter their body.</text:span></text:p>
        <text:p text:style-name="P45">This does not protect against any <text:span text:style-name="T315">directed</text:span><text:span text:style-name="T397"> effects, such as from a Fae, or any secondhand effect such as fire. </text:span><text:span text:style-name="T398">As well, there is a limit to this protection in places of pure energy such as the deepest of the Wyld.</text:span></text:p>
        <text:h text:style-name="P276" text:outline-level="3"><text:span text:style-name="T294">Heart-Hardening </text:span><text:span text:style-name="T295">Response</text:span></text:h>
        <text:p text:style-name="P69"><text:span text:style-name="T168">Cost: </text:span><text:span text:style-name="T171">4m</text:span><text:span text:style-name="T190"><text:line-break/></text:span><text:span text:style-name="T168">Type: </text:span><text:span text:style-name="T171">Reflexive</text:span><text:span text:style-name="T190"><text:line-break/></text:span><text:span text:style-name="T168">Mins: </text:span><text:span text:style-name="T191">Integrity</text:span><text:span text:style-name="T192"> </text:span><text:span text:style-name="T193">3</text:span></text:p>
        <text:p text:style-name="P69"><text:span text:style-name="T193">Calls to pure emotion are easy to spot, and the Exalt has become trained to resist them. Against any Influence Intimacy rolls that employ emotion, raise the Exalt’s Resolve by +</text:span><text:span text:style-name="T194">(Essence)</text:span><text:span text:style-name="T193">.</text:span></text:p>
        <text:h text:style-name="P284" text:outline-level="10">Greater Charms</text:h>
        <text:h text:style-name="P256" text:outline-level="3">Righteous Lion Defense</text:h>
        <text:p text:style-name="P186"><text:span text:style-name="T166">Cost: --</text:span><text:span text:style-name="T79"><text:line-break/></text:span><text:span text:style-name="T166">Type: </text:span><text:span text:style-name="T162">Permanent</text:span><text:span text:style-name="T79"><text:line-break/></text:span><text:span text:style-name="T166">Mins: </text:span><text:span text:style-name="T104">Integrity</text:span><text:span text:style-name="T61"> </text:span><text:span text:style-name="T104">5</text:span></text:p>
        <text:p text:style-name="P185"><text:span text:style-name="T104">T</text:span><text:span text:style-name="T54">he Exalt becomes one with their own Intimacies, and </text:span><text:span text:style-name="T105">instinctively knows when people are attempting to lead the </text:span><text:span text:style-name="T106">Exalt</text:span><text:span text:style-name="T105"> to take action against them, no matter how sweet their words or naive their intention may be.</text:span></text:p>
        <text:p text:style-name="P57">Additionally, if the <text:span text:style-name="T502">Exalt</text:span> ever finds themselves in an impossible situation where they would have to betray one of their Intimacies, they may spend a Strife Point, <text:span text:style-name="T501">and they will find a new, seemingly impossible path that they will be able to successfully pursue.</text:span></text:p>
        <text:h text:style-name="P4" text:outline-level="2">Leadership</text:h>
        <text:h text:style-name="P230" text:outline-level="3">Rulership-Gazing Eye</text:h>
        <text:p text:style-name="P70"><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1</text:span></text:p>
        <text:p text:style-name="P71"><text:span text:style-name="T193">W</text:span><text:span text:style-name="T189">ith but a glance, the leader of a group can be immediately recognized if present, even if that leader is acting through a proxy. If they are not present, the Exalt recognizes this fact.</text:span></text:p>
        <text:p text:style-name="P72"><text:span text:style-name="T196">This charm immediately succeeds against any mundane group interaction, but </text:span><text:span text:style-name="T223">otherwise</text:span><text:span text:style-name="T196"> </text:span><text:span text:style-name="T219">requires a successful </text:span><text:span text:style-name="T222">roll of</text:span><text:span text:style-name="T219"> Leadership vs. </text:span><text:span text:style-name="T221">the leader’s </text:span><text:span text:style-name="T219">Guile</text:span><text:span text:style-name="T220">.</text:span></text:p>
        <text:h text:style-name="P217" text:outline-level="3">Command-Breaking Stance</text:h>
        <text:p text:style-name="P72"><text:span text:style-name="T168">Cost: </text:span><text:span text:style-name="T173">4</text:span><text:span text:style-name="T172">m</text:span><text:span text:style-name="T190"><text:line-break/></text:span><text:span text:style-name="T168">Type: </text:span><text:span text:style-name="T172">Simple</text:span><text:span text:style-name="T190"><text:line-break/></text:span><text:span text:style-name="T168">Mins: </text:span><text:span text:style-name="T195">Leadership </text:span><text:span text:style-name="T197">2</text:span></text:p>
        <text:p text:style-name="P49">A skilled commander knows what brings drilled groups together, and what can break them apart.</text:p>
        <text:p text:style-name="P51">The Exalt breaks up a group of Lesser Foes, <text:span text:style-name="T401">causing their next action to be </text:span><text:span text:style-name="T405">lost</text:span><text:span text:style-name="T401"> as they reform. This cannot be done to the same group twice in a row.</text:span></text:p>
        <text:h text:style-name="P221" text:outline-level="3">Direct Orders</text:h>
        <text:p text:style-name="P75"><text:span text:style-name="T168">Cost: </text:span><text:span text:style-name="T173">4</text:span><text:span text:style-name="T172">m</text:span><text:span text:style-name="T190"><text:line-break/></text:span><text:span text:style-name="T168">Type: </text:span><text:span text:style-name="T176">Reflexive</text:span><text:span text:style-name="T190"><text:line-break/></text:span><text:span text:style-name="T168">Mins: </text:span><text:span text:style-name="T195">Leadership </text:span><text:span text:style-name="T197">2</text:span></text:p>
        <text:p text:style-name="P75"><text:span text:style-name="T204">The Exalt may take charge of a group of allied Lesser Foes, directing their action, and granting them +4 dice </text:span><text:span text:style-name="T205">to </text:span><text:span text:style-name="T218">follow through on that action (no more than 10 dice total).</text:span></text:p>
        <text:h text:style-name="P218" text:outline-level="3">Organization of Command</text:h>
        <text:p text:style-name="P50"><text:span text:style-name="T4">Cost: </text:span><text:span text:style-name="T256">4</text:span><text:span text:style-name="T257">m</text:span><text:span text:style-name="T402"><text:line-break/></text:span><text:span text:style-name="T4">Type: </text:span><text:span text:style-name="T247">Supplemental</text:span><text:span text:style-name="T402"><text:line-break/></text:span><text:span text:style-name="T4">Mins: </text:span><text:span text:style-name="T403">Leadership </text:span><text:span text:style-name="T404">3</text:span></text:p>
        <text:p text:style-name="P73"><text:span text:style-name="T198">The Exalt may command across large groups with great ease. When commanding a Group to Perform a Task, the Exalt may </text:span><text:span text:style-name="T200">counter</text:span><text:span text:style-name="T198"> </text:span><text:span text:style-name="T206">the</text:span><text:span text:style-name="T199"> </text:span><text:span text:style-name="T201">bonus </text:span><text:span text:style-name="T198">Resolve</text:span><text:span text:style-name="T199"> </text:span><text:span text:style-name="T201">gained from being in a </text:span><text:span text:style-name="T202">G</text:span><text:span text:style-name="T201">roup.</text:span></text:p>
        <text:h text:style-name="P284" text:outline-level="10">Greater Charms</text:h>
        <text:h text:style-name="P220" text:outline-level="3"><text:span text:style-name="T403">F</text:span>ury Inciting Speech</text:h>
        <text:p text:style-name="P15"><text:span text:style-name="T225">Cost: </text:span><text:span text:style-name="T233">6</text:span><text:span text:style-name="T231">m</text:span><text:span text:style-name="T232"><text:line-break/></text:span><text:span text:style-name="T225">Type: </text:span><text:span text:style-name="T231">Simple</text:span><text:span text:style-name="T232"><text:line-break/></text:span><text:span text:style-name="T225">Mins: </text:span><text:span text:style-name="T231">Leadership </text:span><text:span text:style-name="T233">4</text:span></text:p>
        <text:p text:style-name="P58">The Exalt immediately Instills anger, rage, or a similar emotion into any mortal or sapient creature that can observe the Exalt with an Essence Rating less than their own.</text:p>
        <text:h text:style-name="P222" text:outline-level="3">Worshipful Lackey Acquisition</text:h>
        <text:p text:style-name="P76"><text:span text:style-name="T169">Cost: </text:span><text:span text:style-name="T177">8</text:span><text:span text:style-name="T172">m</text:span><text:span text:style-name="T174"><text:line-break/></text:span><text:span text:style-name="T169">Type: </text:span><text:span text:style-name="T178">Reflexive; Day</text:span><text:span text:style-name="T174"><text:line-break/></text:span><text:span text:style-name="T169">Mins: </text:span><text:span text:style-name="T172">Leadership </text:span><text:span text:style-name="T178">5</text:span></text:p>
        <text:p text:style-name="P59">After successfully completing an Encounter Scene with all Key Issues under their Party’s Control, those who observed the scene become enthralled by the Exalt, willing to nearly anything.</text:p>
        <text:p text:style-name="P59">Any who has a Resolve less than the Exalt’s Essence gains a positive Intimacy towards the Exalt for the next day, and will perform any Inconvenient tasks when asked without the need of a roll.</text:p>
        <text:h text:style-name="P223" text:outline-level="3">Prophet-Uplifting Evocation</text:h>
        <text:p text:style-name="P77"><text:span text:style-name="T169">Cost: </text:span><text:span text:style-name="T172">--</text:span><text:span text:style-name="T174"><text:line-break/></text:span><text:span text:style-name="T169">Type: </text:span><text:span text:style-name="T179">Permanent</text:span><text:span text:style-name="T174"><text:line-break/></text:span><text:span text:style-name="T169">Mins: </text:span><text:span text:style-name="T172">Leadership </text:span><text:span text:style-name="T178">5</text:span></text:p>
        <text:p text:style-name="P88"><text:span text:style-name="T178">Y</text:span><text:span text:style-name="T170">ou may now perform Projects to grant the </text:span><text:span text:style-name="T186">Rank 4</text:span><text:span text:style-name="T170"> </text:span><text:a xlink:type="simple" xlink:href="#Supernatural Merits" text:style-name="Internet_20_link" text:visited-style-name="Visited_20_Internet_20_Link">Endowment</text:a><text:span text:style-name="T170"> Merit </text:span><text:span text:style-name="T180">to </text:span><text:span text:style-name="T187">those with significant ties to the character.</text:span></text:p>
        <text:p text:style-name="P89"><text:span text:style-name="T187">R</text:span><text:span text:style-name="T170">ank 3 may now be granted to mortals without restriction.</text:span></text:p>
        <text:h text:style-name="P4" text:outline-level="2">Lore</text:h>
        <text:h text:style-name="P224" text:outline-level="3">Strange Tongue Communication</text:h>
        <text:p text:style-name="P32"><text:span text:style-name="T224">Cost: </text:span><text:span text:style-name="T226">4</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1</text:span></text:p>
        <text:p text:style-name="P78"><text:span text:style-name="T207">Bypassing any language barriers, the Exalt can communicate a self-contained concept to the target. </text:span><text:span text:style-name="T208">The concept may be moderately complicated, such as</text:span><text:span text:style-name="T217"> directions to a place.</text:span></text:p>
        <text:h text:style-name="P228" text:outline-level="3">Concept-Forming Thought</text:h>
        <text:p text:style-name="P85"><text:span text:style-name="T168">Cost: </text:span><text:span text:style-name="T185">3m</text:span><text:span text:style-name="T190"><text:line-break/></text:span><text:span text:style-name="T168">Type: </text:span><text:span text:style-name="T185">Simple</text:span><text:span text:style-name="T190"><text:line-break/></text:span><text:span text:style-name="T168">Mins: </text:span><text:span text:style-name="T182">Lore</text:span><text:span text:style-name="T195"> </text:span><text:span text:style-name="T216">2</text:span></text:p>
        <text:p text:style-name="P54">The Exalt can manifest their ideas into a concise, easily-understandable format with no chance of misunderstanding.</text:p>
        <text:p text:style-name="P54">Simple ideas and commands can be immediately transcribed onto a physical document and replicated. More complex thoughts, like entire tombs, need to be transcribed over a course of a night. </text:p>
        <text:h text:style-name="P225" text:outline-level="3">Sagacious Reading of Intent</text:h>
        <text:p text:style-name="P79"><text:span text:style-name="T168">Cost: </text:span><text:span text:style-name="T181">3</text:span><text:span text:style-name="T172">m</text:span><text:span text:style-name="T190"><text:line-break/></text:span><text:span text:style-name="T168">Type: </text:span><text:span text:style-name="T183">Simple</text:span><text:span text:style-name="T190"><text:line-break/></text:span><text:span text:style-name="T168">Mins: </text:span><text:span text:style-name="T182">Lore</text:span><text:span text:style-name="T195"> </text:span><text:span text:style-name="T208">2</text:span></text:p>
        <text:p text:style-name="P82"><text:span text:style-name="T208">A</text:span><text:span text:style-name="T212">fter analyzing a written (or otherwise recorded) work, immediately glean insight into the writer’s </text:span><text:span text:style-name="T210">state of mind, general well-being, and motivations behind the writing. If they </text:span><text:span text:style-name="T211">were</text:span><text:span text:style-name="T210"> trying to hide </text:span><text:span text:style-name="T211">such matters</text:span><text:span text:style-name="T210">, the character may roll (Insight + Lore) with +(Essence) </text:span><text:span text:style-name="T215">bonus </text:span><text:span text:style-name="T210">Dice against the </text:span><text:span text:style-name="T213">author’s</text:span><text:span text:style-name="T210"> Guile.</text:span></text:p>
        <text:h text:style-name="P226" text:outline-level="3"><text:span text:style-name="T408">E</text:span>ndless Depths of Knowledge</text:h>
        <text:p text:style-name="P83"><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4"><text:span text:style-name="T209">O</text:span><text:span text:style-name="T189">nce per Session, Introduce a Fact related to one of the character’s Specialties without using a Strife Point.</text:span></text:p>
        <text:h text:style-name="P275" text:outline-level="3"><text:span text:style-name="T292">Flowing Mind </text:span><text:span text:style-name="T293">Methodology</text:span></text:h>
        <text:p text:style-name="P80"><text:span text:style-name="T168">Cost: </text:span><text:span text:style-name="T172">--</text:span><text:span text:style-name="T190"><text:line-break/></text:span><text:span text:style-name="T168">Type: </text:span><text:span text:style-name="T184">Permanent</text:span><text:span text:style-name="T190"><text:line-break/></text:span><text:span text:style-name="T168">Mins: </text:span><text:span text:style-name="T182">Lore</text:span><text:span text:style-name="T195"> </text:span><text:span text:style-name="T209">3</text:span></text:p>
        <text:p text:style-name="P81"><text:span text:style-name="T209">O</text:span><text:span text:style-name="T189">n purchasing this charm, designate a non-player character that has a significant connection to the Exalt, such as an Ally or a Ward.</text:span></text:p>
        <text:p text:style-name="P82"><text:span text:style-name="T212">Whenever the Exalt gains xp, the targeted character </text:span><text:span text:style-name="T214">will keep pace, staying at around ½ of the total xp the Exalt has.</text:span></text:p>
        <text:h text:style-name="P284" text:outline-level="10">Greater Charms</text:h>
        <text:h text:style-name="P227" text:outline-level="3">Absence of Thought</text:h>
        <text:p text:style-name="P33"><text:span text:style-name="T224">Cost: </text:span><text:span text:style-name="T229">8</text:span><text:span text:style-name="T227">m</text:span><text:span text:style-name="T230"><text:line-break/></text:span><text:span text:style-name="T224">Type: </text:span><text:span text:style-name="T227">Simple</text:span><text:span text:style-name="T230"><text:line-break/></text:span><text:span text:style-name="T224">Mins: </text:span><text:span text:style-name="T228">Lore</text:span><text:span text:style-name="T231"> </text:span><text:span text:style-name="T234">4</text:span></text:p>
        <text:p text:style-name="P53">Sometimes, knowledge can be a burden. On touching a character, and on a successful (Int. + Lore) vs. Resolve roll, purge a thought, idea, or other-self contained concept from the target’s mind.</text:p>
        <text:p text:style-name="P53">This absence of knowledge is guaranteed for a Day, after which it may return based on the Storyteller’s discretion.</text:p>
        <text:h text:style-name="P229" text:outline-level="3">Prophet of Seventeen Cycles</text:h>
        <text:p text:style-name="P52"><text:span text:style-name="T1">Cost: </text:span><text:span text:style-name="T259">8</text:span><text:span text:style-name="T257">m</text:span><text:line-break/><text:span text:style-name="T1">Type: </text:span><text:span text:style-name="T257">Simple</text:span><text:line-break/><text:span text:style-name="T1">Mins: </text:span><text:span text:style-name="T258">Lore</text:span><text:span text:style-name="T403"> </text:span><text:span text:style-name="T409">4</text:span></text:p>
        <text:p text:style-name="P55">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6" text:outline-level="2">Melee</text:h>
        <text:h text:style-name="P233" text:outline-level="3">Bulwark Stance</text:h>
        <text:p text:style-name="P87"><text:span text:style-name="T321">Cost: </text:span><text:span text:style-name="T329">1m </text:span><text:span text:style-name="T330">(+2m)</text:span><text:span text:style-name="T328"><text:line-break/></text:span><text:span text:style-name="T321">Type: </text:span><text:span text:style-name="T122">Reflexive</text:span><text:span text:style-name="T328"><text:line-break/></text:span><text:span text:style-name="T321">Mins:</text:span><text:span text:style-name="T328"> Melee </text:span><text:span text:style-name="T329">2</text:span></text:p>
        <text:p text:style-name="P87"><text:span text:style-name="T329">You may </text:span><text:span text:style-name="T122">Defend a target within Melee Range. The target may use your DV in place of their own.</text:span></text:p>
        <text:p text:style-name="P93"><text:span text:style-name="T415">At a cost of <text:s/>(2m), y</text:span><text:span text:style-name="T413">ou may reflexively use your Move Action </text:span><text:span text:style-name="T414">for the Round to move </text:span><text:span text:style-name="T416">to defend another.</text:span></text:p>
        <text:h text:style-name="P235" text:outline-level="3">Dipping Swallow Defense</text:h>
        <text:p text:style-name="P96"><text:span text:style-name="T458">Cost: </text:span><text:span text:style-name="T460">3</text:span><text:span text:style-name="T461">m</text:span><text:span text:style-name="T462"><text:line-break/></text:span><text:span text:style-name="T458">Type: </text:span><text:span text:style-name="T459">Reflexive</text:span><text:span text:style-name="T462"><text:line-break/></text:span><text:span text:style-name="T458">Mins: </text:span><text:span text:style-name="T459">Melee</text:span><text:span text:style-name="T461"> </text:span><text:span text:style-name="T463">2</text:span></text:p>
        <text:p text:style-name="P99"><text:span text:style-name="T421">Ignore any </text:span><text:span text:style-name="T422">Disadvantages</text:span><text:span text:style-name="T421"> imposed on the Parry DV. <text:s/>(Targeting </text:span><text:span text:style-name="T423">Evasion or Soak is not a penalty.)</text:span></text:p>
        <text:h text:style-name="P234" text:outline-level="3">One Weapon, Two Blows</text:h>
        <text:p text:style-name="P94"><text:span text:style-name="T456">Cost: </text:span><text:span text:style-name="T420">(2</text:span><text:span text:style-name="T419">m</text:span><text:span text:style-name="T420">) per Impulse</text:span><text:span text:style-name="T418"><text:line-break/></text:span><text:span text:style-name="T456">Type: </text:span><text:span text:style-name="T419">Supplemental</text:span><text:span text:style-name="T418"><text:line-break/></text:span><text:span text:style-name="T456">Mins:</text:span><text:span text:style-name="T418"> Melee </text:span><text:span text:style-name="T417">2</text:span></text:p>
        <text:p text:style-name="P95"><text:span text:style-name="T417">A</text:span><text:span text:style-name="T412">fter a Decisive Attack, regain up to </text:span><text:span text:style-name="T420">2 + </text:span><text:span text:style-name="T412">(Essence</text:span><text:span text:style-name="T420">) Impulse spent on this attack, at a rate of 2m per Impulse regained.</text:span></text:p>
        <text:h text:style-name="P208" text:outline-level="3">Blow Deflecting Stance</text:h>
        <text:p text:style-name="P11">Cost: <text:span text:style-name="T247">--<text:line-break/></text:span>Type: <text:span text:style-name="T247">Permanent<text:line-break/></text:span>Mins:<text:span text:style-name="T247"> Melee 3</text:span></text:p>
        <text:p text:style-name="P16"><text:span text:style-name="T410">The Exalt may parry any blows coming towards them. </text:span>DV may be defined as (Dexterity + Melee)/2.</text:p>
        <text:h text:style-name="P231" text:outline-level="3">Iron Whirlwind Attack</text:h>
        <text:p text:style-name="P90"><text:span text:style-name="T318">Cost: </text:span><text:span text:style-name="T317">4m, 1i <text:line-break/></text:span><text:span text:style-name="T318">Type: </text:span><text:span text:style-name="T86">Supplemental (</text:span><text:span text:style-name="T91">Flurry</text:span><text:span text:style-name="T86">)</text:span><text:span text:style-name="T317"><text:line-break/></text:span><text:span text:style-name="T318">Mins: </text:span><text:span text:style-name="T92">Melee</text:span><text:span text:style-name="T317"> 3</text:span></text:p>
        <text:p text:style-name="P90"><text:span text:style-name="T86">During a Flurry attack, deal +1 </text:span><text:span text:style-name="T87">damage </text:span><text:span text:style-name="T88">for each individual target, granting up to (Essence)</text:span><text:span text:style-name="T87"> </text:span><text:span text:style-name="T89">x2 </text:span><text:span text:style-name="T90">bonus.</text:span></text:p>
        <text:p text:style-name="P12"><text:span text:style-name="T40">If the target is a Group, instead add +(Group Scale) for damage. For example, a </text:span><text:span text:style-name="T41">Crowd (Scale 3) grants +3.</text:span></text:p>
        <text:p text:style-name="P13"><text:span text:style-name="T41">T</text:span><text:span text:style-name="T36">hose hit by the attack are knocked back a range band.</text:span></text:p>
        <text:h text:style-name="P284" text:outline-level="10">Greater Charms</text:h>
        <text:h text:style-name="P236" text:outline-level="3"><text:span text:style-name="T464">P</text:span>erfect Strike</text:h>
        <text:p text:style-name="P98"><text:span text:style-name="T53">Cost: </text:span><text:span text:style-name="T49">4</text:span><text:span text:style-name="T53">m<text:line-break/>Type: </text:span><text:span text:style-name="T50">Supplemental</text:span><text:span text:style-name="T53"><text:line-break/>Mins: </text:span><text:span text:style-name="T51">Melee</text:span><text:span text:style-name="T53"> </text:span><text:span text:style-name="T52">4</text:span></text:p>
        <text:p text:style-name="P100"><text:span text:style-name="T123">Add (Essence) dice to accuracy, and deal</text:span><text:span text:style-name="T124"> an additional (Essence) damage on a Decisive Strike.</text:span></text:p>
        <text:h text:style-name="P277" text:outline-level="3"><text:span text:style-name="T296">Iron </text:span><text:span text:style-name="T297">Raptor</text:span></text:h>
        <text:p text:style-name="P14"><text:span text:style-name="T30">Cost: </text:span><text:span text:style-name="T44">4</text:span><text:span text:style-name="T36">m<text:line-break/></text:span><text:span text:style-name="T30">Type: </text:span><text:span text:style-name="T42">Supplemental</text:span><text:span text:style-name="T36"><text:line-break/></text:span><text:span text:style-name="T30">Mins: </text:span><text:span text:style-name="T43">Melee</text:span><text:span text:style-name="T36"> </text:span><text:span text:style-name="T45">4</text:span></text:p>
        <text:p text:style-name="P97"><text:span text:style-name="T47">The Exalt hurls their weapon, controlling it is action before it is returned to their hand. This allows an Attack at </text:span><text:span text:style-name="T48">up to Medium </text:span><text:span text:style-name="T47">Range.</text:span></text:p>
        <text:h text:style-name="P4" text:outline-level="2">Navigation</text:h>
        <text:h text:style-name="P237" text:outline-level="3">Master Maintainer</text:h>
        <text:p text:style-name="P101"><text:span text:style-name="T321">Cost: </text:span><text:span text:style-name="T328">--<text:line-break/></text:span><text:span text:style-name="T321">Type: </text:span><text:span text:style-name="T328">Permanent<text:line-break/></text:span><text:span text:style-name="T321">Mins:</text:span><text:span text:style-name="T328"> </text:span><text:span text:style-name="T125">Navigation</text:span><text:span text:style-name="T328"> </text:span><text:span text:style-name="T331">1</text:span></text:p>
        <text:p text:style-name="P104"><text:span text:style-name="T332">No accidents, such as horseshoes falling off, ships springing leaks, or wheels falling off of wagons will happen under the Exalt’s care, so long as the exalt is able to spend moments attending to their mode of transportation </text:span><text:span text:style-name="T333">each day</text:span><text:span text:style-name="T332">. Even the most shoddy of ships will hold together </text:span><text:span text:style-name="T333">for a trip, </text:span><text:span text:style-name="T334">or the sickliest of horses keep </text:span><text:span text:style-name="T140">their breath.</text:span><text:span text:style-name="T334"> </text:span></text:p>
        <text:p text:style-name="P104"><text:span text:style-name="T332">Deliberate sabotage </text:span><text:span text:style-name="T130">may</text:span><text:span text:style-name="T332"> be uncovered with a roll during the Exalt’s maintenance.</text:span></text:p>
        <text:h text:style-name="P238" text:outline-level="3">Living off the Land</text:h>
        <text:p text:style-name="P102"><text:span text:style-name="T167">Cost: </text:span><text:span text:style-name="T126">--<text:line-break/></text:span><text:span text:style-name="T167">Type: </text:span><text:span text:style-name="T126">Permanent<text:line-break/></text:span><text:span text:style-name="T167">Mins:</text:span><text:span text:style-name="T126"> </text:span><text:span text:style-name="T125">Navigation</text:span><text:span text:style-name="T126"> </text:span><text:span text:style-name="T125">1</text:span></text:p>
        <text:p text:style-name="P105"><text:span text:style-name="T131">T</text:span><text:span text:style-name="T127">he Exalt will always find enough food and water to survive </text:span><text:span text:style-name="T131">during their travels. They may </text:span><text:span text:style-name="T135">guarantee provisions</text:span><text:span text:style-name="T127"> </text:span><text:span text:style-name="T128">for at least a Group of people </text:span><text:span text:style-name="T135">during their travels</text:span><text:span text:style-name="T128">, </text:span><text:span text:style-name="T131">s</text:span><text:span text:style-name="T127">o long as the land is not barren or hostile to life (such as the Underworld and Malfeas.</text:span><text:span text:style-name="T131">) The sustenance is not guaranteed to be palatable.</text:span></text:p>
        <text:p text:style-name="P102"><text:span text:style-name="T127">In places that are questionable, such as the deepest of deserts </text:span><text:span text:style-name="T133">or </text:span><text:span text:style-name="T127">Shadowlands, the Exalt </text:span><text:span text:style-name="T136">may </text:span><text:span text:style-name="T137">roll with no penalties.</text:span></text:p>
        <text:h text:style-name="P239" text:outline-level="3">Friendship with Animals</text:h>
        <text:p text:style-name="P103"><text:span text:style-name="T167">Cost: </text:span><text:span text:style-name="T129">3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03"><text:span text:style-name="T132">Animals may be calmed, s</text:span><text:span text:style-name="T129">o long as a mundane animal has no direct antagonism toward the Exalt, such as overwhelming hunger or protection of offspring. This will allow safe passage through </text:span><text:span text:style-name="T133">a</text:span><text:span text:style-name="T129"> predator’</text:span><text:span text:style-name="T133">s</text:span><text:span text:style-name="T129"> territory, or docile approach to even the most skittish of herbivores.</text:span></text:p>
        <text:p text:style-name="P107"><text:span text:style-name="T129">A</text:span><text:span text:style-name="T108">gainst semi-sapient creatures, such as Fogsharks, the Exalt gains (3) dice </text:span><text:span text:style-name="T138">to their rolls.</text:span></text:p>
        <text:h text:style-name="P240" text:outline-level="3">Terrain Conquering Path</text:h>
        <text:p text:style-name="P108"><text:span text:style-name="T167">Cost: </text:span><text:span text:style-name="T139">4</text:span><text:span text:style-name="T129">m</text:span><text:span text:style-name="T126"><text:line-break/></text:span><text:span text:style-name="T167">Type: </text:span><text:span text:style-name="T129">Simple</text:span><text:span text:style-name="T126"><text:line-break/></text:span><text:span text:style-name="T167">Mins:</text:span><text:span text:style-name="T126"> </text:span><text:span text:style-name="T125">Navigation</text:span><text:span text:style-name="T126"> </text:span><text:span text:style-name="T129">2</text:span></text:p>
        <text:p text:style-name="P156"><text:span text:style-name="T432">T</text:span><text:span text:style-name="T437">he </text:span><text:span text:style-name="T438">rough terrain of the</text:span><text:span text:style-name="T437"> deepest of jungles and </text:span><text:span text:style-name="T438">the </text:span><text:span text:style-name="T437">maelstroms of oceans hold </text:span><text:span text:style-name="T438">little</text:span><text:span text:style-name="T437"> sway over the Exalt. They may </text:span><text:span text:style-name="T438">ignore such disadvantages on their Navigation rolls.</text:span></text:p>
        <text:h text:style-name="P241" text:outline-level="3">Unshakable Bloodhound Technique</text:h>
        <text:p text:style-name="P109"><text:span text:style-name="T457">Cost: </text:span><text:span text:style-name="T442">5</text:span><text:span text:style-name="T432">m</text:span><text:span text:style-name="T433"><text:line-break/></text:span><text:span text:style-name="T457">Type: </text:span><text:span text:style-name="T432">Simple</text:span><text:span text:style-name="T433"><text:line-break/></text:span><text:span text:style-name="T457">Mins:</text:span><text:span text:style-name="T433"> </text:span><text:span text:style-name="T435">Navigation</text:span><text:span text:style-name="T433"> </text:span><text:span text:style-name="T432">2</text:span></text:p>
        <text:p text:style-name="P184"><text:span text:style-name="T443">With but the </text:span><text:span text:style-name="T444">most minute signs, the Exalt </text:span><text:span text:style-name="T445">may always track their quarry. </text:span><text:span text:style-name="T447">In addition, t</text:span><text:span text:style-name="T445">hey gain (3) dice if they have an item of significant link to the</text:span><text:span text:style-name="T448">ir quarry</text:span><text:span text:style-name="T445">.</text:span></text:p>
        <text:h text:style-name="Heading_20_10" text:outline-level="10">Greater Charms</text:h>
        <text:h text:style-name="P278" text:outline-level="3">Sometimes Horses Fly</text:h>
        <text:p text:style-name="P155"><text:span text:style-name="T457">Cost: </text:span><text:span text:style-name="T437">2</text:span><text:span text:style-name="T432">m</text:span><text:span text:style-name="T433"><text:line-break/></text:span><text:span text:style-name="T457">Type: </text:span><text:span text:style-name="T434">Reflexive</text:span><text:span text:style-name="T433"><text:line-break/></text:span><text:span text:style-name="T457">Mins:</text:span><text:span text:style-name="T433"> </text:span><text:span text:style-name="T435">Navigation</text:span><text:span text:style-name="T433"> </text:span><text:span text:style-name="T436">4</text:span></text:p>
        <text:p text:style-name="P110"><text:span text:style-name="T469">For an </text:span><text:span text:style-name="T465">Action, </text:span><text:span text:style-name="T466">the Exalt’</text:span><text:span text:style-name="T465">s mode of transportation is able to defy conventional movement. Horses can run across rushing rivers, ships barges across land, and wagons can sail across a</text:span><text:span text:style-name="T468">n </text:span><text:span text:style-name="T467">empty canyon</text:span><text:span text:style-name="T465">.</text:span></text:p>
        <text:h text:style-name="P279" text:outline-level="3"><text:span text:style-name="T470">T</text:span>raceless Passage</text:h>
        <text:p text:style-name="P157"><text:span text:style-name="T457">Cost: </text:span><text:span text:style-name="T441">6</text:span><text:span text:style-name="T440">m</text:span><text:span text:style-name="T433"><text:line-break/></text:span><text:span text:style-name="T457">Type: </text:span><text:span text:style-name="T441">Simple</text:span><text:span text:style-name="T433"><text:line-break/></text:span><text:span text:style-name="T457">Mins:</text:span><text:span text:style-name="T433"> </text:span><text:span text:style-name="T435">Navigation</text:span><text:span text:style-name="T433"> </text:span><text:span text:style-name="T439">5</text:span></text:p>
        <text:p text:style-name="P152"><text:span text:style-name="T140">W</text:span><text:span text:style-name="T108">hen purchasing this Charm, the Exalt chooses a favored terrain, such as city streets, jungle, desert wilderness, or river passages. </text:span><text:span text:style-name="T141">T</text:span><text:span text:style-name="T108">he Exalt may disappear with up to a Crowd of followers into this terrain, leaving behind no trace or chance for pursuit. </text:span></text:p>
        <text:p text:style-name="P158"><text:span text:style-name="T441">In any other terrain, this charm may be activated to </text:span><text:span text:style-name="T446">disguise their tracks, increasing the difficulty</text:span><text:span text:style-name="T441"> of </text:span><text:span text:style-name="T446">any</text:span><text:span text:style-name="T441"> pursuit by (Essence).</text:span></text:p>
        <text:h text:style-name="P4" text:outline-level="2">Performance</text:h>
        <text:h text:style-name="P247" text:outline-level="3">Soul-Firing Performance</text:h>
        <text:p text:style-name="P160"><text:span text:style-name="T321">Cost: </text:span><text:span text:style-name="T335">2m</text:span><text:span text:style-name="T328"><text:line-break/></text:span><text:span text:style-name="T321">Type: </text:span><text:span text:style-name="T142">Supplemental</text:span><text:span text:style-name="T328"><text:line-break/></text:span><text:span text:style-name="T321">Mins:</text:span><text:span text:style-name="T328"> </text:span><text:span text:style-name="T142">Performance</text:span><text:span text:style-name="T328"> </text:span><text:span text:style-name="T331">1</text:span></text:p>
        <text:p text:style-name="P161"><text:span text:style-name="T331">O</text:span><text:span text:style-name="T335">n attempts to Instill Emotion, </text:span><text:span text:style-name="T143">counter</text:span><text:span text:style-name="T335"> the bonus Resolve gained from being in a Group.</text:span></text:p>
        <text:h text:style-name="P248" text:outline-level="3">Phantom Scenery</text:h>
        <text:p text:style-name="P162"><text:span text:style-name="T321">Cost: </text:span><text:span text:style-name="T335">2m</text:span><text:span text:style-name="T328"><text:line-break/></text:span><text:span text:style-name="T321">Type: </text:span><text:span text:style-name="T145">Supplemental</text:span><text:span text:style-name="T142">; </text:span><text:span text:style-name="T144">Scene</text:span><text:span text:style-name="T328"><text:line-break/></text:span><text:span text:style-name="T321">Mins:</text:span><text:span text:style-name="T328"> </text:span><text:span text:style-name="T142">Performance</text:span><text:span text:style-name="T328"> </text:span><text:span text:style-name="T336">2</text:span></text:p>
        <text:p text:style-name="P163"><text:span text:style-name="T336">T</text:span><text:span text:style-name="T337">he Exalt may conjure scenery, props, or other phantoms </text:span><text:span text:style-name="T145">as extensions of their anima, showing up as distorted, shadowy figures.</text:span></text:p>
        <text:p text:style-name="P165"><text:span text:style-name="T336">I</text:span><text:span text:style-name="T322">n typical application, such as on stage or during a performance, this magical flare does not arouse suspicion of the Exalt’s nature. </text:span><text:span text:style-name="T338">I</text:span><text:span text:style-name="T322">n other circumstances, the Exalt must use contested (Cunning + Performance) vs. (Insight + Awareness) to disguise this as a mundane effect.</text:span></text:p>
        <text:h text:style-name="P250" text:outline-level="3">Irresistible Diversion</text:h>
        <text:p text:style-name="P168"><text:span text:style-name="T321">Cost: </text:span><text:span text:style-name="T344">3</text:span><text:span text:style-name="T335">m</text:span><text:span text:style-name="T328"><text:line-break/></text:span><text:span text:style-name="T321">Type: </text:span><text:span text:style-name="T150">Supplemental; </text:span><text:span text:style-name="T151">Scene</text:span><text:span text:style-name="T328"><text:line-break/></text:span><text:span text:style-name="T321">Mins:</text:span><text:span text:style-name="T328"> </text:span><text:span text:style-name="T142">Performance</text:span><text:span text:style-name="T328"> </text:span><text:span text:style-name="T341">3</text:span></text:p>
        <text:p text:style-name="P167"><text:span text:style-name="T341">T</text:span><text:span text:style-name="T345">he performer can command attention to themselves, making sure that they and only they are noticed by onlookers with a successful Performance roll vs. </text:span><text:span text:style-name="T149">Resolve</text:span><text:span text:style-name="T345">.</text:span></text:p>
        <text:p text:style-name="P166"><text:span text:style-name="T345">T</text:span><text:span text:style-name="T322">hose entranced lose (Essence) successes on any awareness rolls while the performance is ongoing.</text:span></text:p>
        <text:h text:style-name="P249" text:outline-level="3">Dance of Flashing Swords</text:h>
        <text:p text:style-name="P164"><text:span text:style-name="T321">Cost: </text:span><text:span text:style-name="T340">4</text:span><text:span text:style-name="T335">m</text:span><text:span text:style-name="T328"><text:line-break/></text:span><text:span text:style-name="T321">Type: </text:span><text:span text:style-name="T146">Simple</text:span><text:span text:style-name="T328"><text:line-break/></text:span><text:span text:style-name="T321">Mins:</text:span><text:span text:style-name="T328"> </text:span><text:span text:style-name="T142">Performance</text:span><text:span text:style-name="T328"> </text:span><text:span text:style-name="T341">3</text:span></text:p>
        <text:p text:style-name="P164"><text:span text:style-name="T339">A</text:span><text:span text:style-name="T340">fter the fact, the Exalt can explain away that a particularly egregious action—a fight, explosion, </text:span><text:span text:style-name="T342">or </text:span><text:span text:style-name="T147">similar altercation</text:span><text:span text:style-name="T342">—a</text:span><text:span text:style-name="T343">s</text:span><text:span text:style-name="T342"> </text:span><text:span text:style-name="T343">an artistic performance </text:span><text:span text:style-name="T147">with</text:span><text:span text:style-name="T343"> a successful Performance roll vs. </text:span><text:span text:style-name="T148">Guile</text:span><text:span text:style-name="T343">.</text:span></text:p>
        <text:h text:style-name="P287" text:outline-level="10">Greater Charms</text:h>
        <text:h text:style-name="P251" text:outline-level="3">Shining Expression Style</text:h>
        <text:p text:style-name="P154"><text:span text:style-name="T242">Cost: </text:span><text:span text:style-name="T243">5</text:span><text:span text:style-name="T237">m</text:span><text:span text:style-name="T238"><text:line-break/></text:span><text:span text:style-name="T242">Type: </text:span><text:span text:style-name="T239">Simple</text:span><text:span text:style-name="T238"><text:line-break/></text:span><text:span text:style-name="T242">Mins:</text:span><text:span text:style-name="T238"> </text:span><text:span text:style-name="T237">Performance</text:span><text:span text:style-name="T238"> </text:span><text:span text:style-name="T240">4</text:span></text:p>
        <text:p text:style-name="P153"><text:span text:style-name="T236">T</text:span><text:span text:style-name="T235">he Exalt </text:span><text:span text:style-name="T240">embodies a specific Emotion, folding it perfectly into their performance. All who watch are struck with the raw power of that emotion, and cannot help but resonate.</text:span></text:p>
        <text:p text:style-name="P124">Any with a Resolve less than (Essence) will openly display their closest Intimacy to the emotion to all in the Scene. For the rest, the Exalt may discover the Intimacy with a (Insight + Performance) with + (Essence) extra dice, against the target’s Guile.</text:p>
        <text:p text:style-name="P169"><text:span text:style-name="T424">T</text:span><text:span text:style-name="T412">he Exalt cannot direct the effects of this charm—any who observe their performance, even their own allies, will be struck by the effects.</text:span></text:p>
        <text:h text:style-name="P3" text:outline-level="2">Physique</text:h>
        <text:h text:style-name="P252" text:outline-level="3">Increasing Strength Exercise</text:h>
        <text:p text:style-name="P170"><text:span text:style-name="T321">Cost: </text:span><text:span text:style-name="T346">3</text:span><text:span text:style-name="T335">m</text:span><text:span text:style-name="T328"><text:line-break/></text:span><text:span text:style-name="T321">Type: </text:span><text:span text:style-name="T152">Simple; Scene</text:span><text:span text:style-name="T328"><text:line-break/></text:span><text:span text:style-name="T321">Mins:</text:span><text:span text:style-name="T328"> </text:span><text:span text:style-name="T152">Physique</text:span><text:span text:style-name="T328"> </text:span><text:span text:style-name="T331">1</text:span></text:p>
        <text:p text:style-name="P172"><text:span text:style-name="T331">T</text:span><text:span text:style-name="T322">he Exalt may lift, carry, haul, or otherwise exert such </text:span><text:span text:style-name="T353">f</text:span><text:span text:style-name="T322">eats of </text:span><text:span text:style-name="T353">s</text:span><text:span text:style-name="T322">trength </text:span><text:span text:style-name="T347">far beyond their mortal limits. They may </text:span><text:span text:style-name="T348">double their Strength score for such rolls.</text:span></text:p>
        <text:h text:style-name="P274" text:outline-level="3">Visage of Force</text:h>
        <text:p text:style-name="P179"><text:span text:style-name="T321">Cost: </text:span><text:span text:style-name="T354">3</text:span><text:span text:style-name="T335">m</text:span><text:span text:style-name="T328"><text:line-break/></text:span><text:span text:style-name="T321">Type: </text:span><text:span text:style-name="T159">Reflexive</text:span><text:span text:style-name="T328"><text:line-break/></text:span><text:span text:style-name="T321">Mins:</text:span><text:span text:style-name="T328"> </text:span><text:span text:style-name="T152">Physique</text:span><text:span text:style-name="T328"> </text:span><text:span text:style-name="T331">1</text:span></text:p>
        <text:p text:style-name="P179"><text:span text:style-name="T159">All who gaze upon the Exalt can see that their threats are not empty. On attempts to intimidate, threaten, or otherwise coerce another through physical means, you may reroll and choose which </text:span><text:span text:style-name="T160">result</text:span><text:span text:style-name="T159"> to take.</text:span></text:p>
        <text:h text:style-name="P253" text:outline-level="3">Whirlwind Armor-Donning Prana</text:h>
        <text:p text:style-name="P171"><text:span text:style-name="T321">Cost: </text:span><text:span text:style-name="T349">1</text:span><text:span text:style-name="T335">m</text:span><text:span text:style-name="T328"><text:line-break/></text:span><text:span text:style-name="T321">Type: </text:span><text:span text:style-name="T153">Free</text:span><text:span text:style-name="T328"><text:line-break/></text:span><text:span text:style-name="T321">Mins:</text:span><text:span text:style-name="T328"> </text:span><text:span text:style-name="T108">Physique</text:span><text:span text:style-name="T328"> </text:span><text:span text:style-name="T331">1</text:span></text:p>
        <text:p text:style-name="P175"><text:span text:style-name="T331">D</text:span><text:span text:style-name="T322">on or remove armor with supernatural speed. The Armor may be </text:span><text:span text:style-name="T357">instantly </text:span><text:span text:style-name="T322">donned so long as it is within sight, </text:span><text:span text:style-name="T357">or has been banished to Elsewhere.</text:span></text:p>
        <text:h text:style-name="P280" text:outline-level="3"><text:span text:style-name="T298">Toxin Acclimation</text:span><text:span text:style-name="T299"> </text:span></text:h>
        <text:p text:style-name="P177"><text:span text:style-name="T321">Cost: </text:span><text:span text:style-name="T156">3</text:span><text:span text:style-name="T335">m</text:span><text:span text:style-name="T328"><text:line-break/></text:span><text:span text:style-name="T321">Type: </text:span><text:span text:style-name="T156">Reflexive</text:span><text:span text:style-name="T153">; </text:span><text:span text:style-name="T156">Scene</text:span><text:span text:style-name="T328"><text:line-break/></text:span><text:span text:style-name="T321">Mins:</text:span><text:span text:style-name="T328"> </text:span><text:span text:style-name="T152">Physique</text:span><text:span text:style-name="T328"> </text:span><text:span text:style-name="T350">3</text:span></text:p>
        <text:p text:style-name="P62">The Exalt resists any mundane toxin, poison, or psychotropic, and is granted +(3) dice to resist any supernatural version.</text:p>
        <text:p text:style-name="P178"><text:span text:style-name="T157">As well, they do not suffer ill-effects </text:span><text:span text:style-name="T158">from </text:span><text:span text:style-name="T161">mundane </text:span><text:span text:style-name="T158">drink or other </text:span><text:span text:style-name="T161">mundane </text:span><text:span text:style-name="T158">recreational substances.</text:span></text:p>
        <text:h text:style-name="P285" text:outline-level="10">Greater Charms</text:h>
        <text:h text:style-name="P255" text:outline-level="3">Body-Mending Meditation</text:h>
        <text:p text:style-name="P181"><text:span text:style-name="T321">Cost: </text:span><text:span text:style-name="T155">6</text:span><text:span text:style-name="T335">m</text:span><text:span text:style-name="T328"><text:line-break/></text:span><text:span text:style-name="T321">Type: </text:span><text:span text:style-name="T350">Simple</text:span><text:span text:style-name="T153">; </text:span><text:span text:style-name="T154">Day</text:span><text:span text:style-name="T328"><text:line-break/></text:span><text:span text:style-name="T321">Mins:</text:span><text:span text:style-name="T328"> </text:span><text:span text:style-name="T152">Physique</text:span><text:span text:style-name="T328"> </text:span><text:span text:style-name="T358">4</text:span></text:p>
        <text:p text:style-name="P180"><text:span text:style-name="T350">T</text:span><text:span text:style-name="T322">he Exalt speeds up their natural recovery, </text:span><text:span text:style-name="T352">and may recover their full Endurance after a full night’s sleep.</text:span></text:p>
        <text:p text:style-name="Exalted"><text:span text:style-name="T241">When unable to rest properly</text:span>, they regain (Essence) Endurance every 15 minutes.</text:p>
        <text:h text:style-name="P254" text:outline-level="3">Durability of Oak</text:h>
        <text:p text:style-name="P173"><text:span text:style-name="T321">Cost: </text:span><text:span text:style-name="T351">3</text:span><text:span text:style-name="T335">m</text:span><text:span text:style-name="T328"><text:line-break/></text:span><text:span text:style-name="T321">Type: </text:span><text:span text:style-name="T154">Reflexive</text:span><text:span text:style-name="T328"><text:line-break/></text:span><text:span text:style-name="T321">Mins:</text:span><text:span text:style-name="T328"> </text:span><text:span text:style-name="T152">Physique</text:span><text:span text:style-name="T328"> </text:span><text:span text:style-name="T350">4</text:span></text:p>
        <text:p text:style-name="P174"><text:span text:style-name="T355">The Exalt can withstand nearly any blow thrown at them. Against </text:span><text:span text:style-name="T356">a </text:span><text:span text:style-name="T355">Decisive Strike, r</text:span><text:span text:style-name="T322">educe incoming damage by (Essence).</text:span></text:p>
        <text:h text:style-name="P5" text:outline-level="2">Politics</text:h>
        <text:h text:style-name="Heading_20_3" text:outline-level="3"><text:span text:style-name="T476">H</text:span>at and Scroll <text:span text:style-name="T477">Technique</text:span></text:h>
        <text:p text:style-name="P182"><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0">Scene</text:span><text:span text:style-name="T433"><text:line-break/></text:span><text:span text:style-name="T457">Mins:</text:span><text:span text:style-name="T433"> </text:span><text:span text:style-name="T449">Politics</text:span><text:span text:style-name="T433"> </text:span><text:span text:style-name="T451">1</text:span></text:p>
        <text:p text:style-name="P126"><text:span text:style-name="T475">T</text:span>he Exalt takes on the appearance of a haggard and busy individual of an organization, quickly integrating themselves and a small group of followers into the hustle and bustle. So long as none in the group call attention to themselves, their presences is accepted and not questioned.</text:p>
        <text:h text:style-name="Heading_20_3" text:outline-level="3"><text:span text:style-name="T498">Speed</text:span> the Wheels</text:h>
        <text:p text:style-name="P127"><text:span text:style-name="T3">Cost: </text:span><text:span text:style-name="T265">5</text:span><text:span text:style-name="T262">m</text:span><text:span text:style-name="T263"><text:line-break/></text:span><text:span text:style-name="T3">Type: </text:span><text:span text:style-name="T264">Simple</text:span><text:span text:style-name="T262">; </text:span><text:span text:style-name="T266">Month</text:span><text:span text:style-name="T263"><text:line-break/></text:span><text:span text:style-name="T3">Mins:</text:span><text:span text:style-name="T263"> </text:span><text:span text:style-name="T262">Politics</text:span><text:span text:style-name="T263"> </text:span><text:span text:style-name="T267">2</text:span></text:p>
        <text:p text:style-name="P111">Cutting efficiently through red tape and other impediments, the Exalt may speed the machinations of an organization. They will double their speed on a particular task for one <text:span text:style-name="T479">month</text:span>.</text:p>
        <text:p text:style-name="P111">Alternatively, the Exalt may jam up the <text:span text:style-name="T518">orginization</text:span> with some well placed words, slowing down a task by ½ of its original pace.</text:p>
        <text:h text:style-name="Heading_20_3" text:outline-level="3">Unknowable Visage</text:h>
        <text:p text:style-name="P112"><text:span text:style-name="T3">Cost: --</text:span><text:span text:style-name="T480"><text:line-break/></text:span><text:span text:style-name="T3">Type: </text:span><text:span text:style-name="T481">Permanent</text:span><text:span text:style-name="T480"><text:line-break/></text:span><text:span text:style-name="T3">Mins:</text:span><text:span text:style-name="T480"> </text:span><text:span text:style-name="T476">Politics</text:span><text:span text:style-name="T480"> </text:span><text:span text:style-name="T478">3</text:span></text:p>
        <text:p text:style-name="P116">Through vast experience, the deft Politician knows exactly how to disarm and dismiss probing questions. <text:span text:style-name="T482">They may define Guile as (Int + Politics)/2.</text:span></text:p>
        <text:p text:style-name="P119">As well, <text:span text:style-name="T488">their political actions always keep opponents guessing. If an opponent attempts to “Read Intentions” after performing a Political action,</text:span> <text:span text:style-name="T488">gain +(Essence) to their Guile.</text:span></text:p>
        <text:h text:style-name="Heading_20_3" text:outline-level="3">Testing the Waters</text:h>
        <text:p text:style-name="P114"><text:span text:style-name="T3">Cost: </text:span><text:span text:style-name="T489">3m</text:span><text:span text:style-name="T480"><text:line-break/></text:span><text:span text:style-name="T3">Type: </text:span><text:span text:style-name="T490">Simple</text:span><text:span text:style-name="T480"><text:line-break/></text:span><text:span text:style-name="T3">Mins:</text:span><text:span text:style-name="T480"> </text:span><text:span text:style-name="T476">Politics</text:span><text:span text:style-name="T480"> </text:span><text:span text:style-name="T478">3</text:span></text:p>
        <text:p text:style-name="P120">Studying the actions of those in a court, <text:span text:style-name="T490">the Exalt may quickly predict what future Political action the subject will embark on, ranging from how they will vote, to whom they will speak with next.</text:span></text:p>
        <text:p text:style-name="P121">Perform a Politics vs. Guile roll. On a success, the Player may perform a “Read Intentions” act on the subject to ask a question <text:span text:style-name="T496">regarding</text:span> <text:span text:style-name="T497">their target’s</text:span> <text:span text:style-name="T491">current</text:span> <text:span text:style-name="T316">intended</text:span><text:span text:style-name="T493"> </text:span><text:span text:style-name="T492">political</text:span> action.</text:p>
        <text:h text:style-name="P288" text:outline-level="10">Greater Charms</text:h>
        <text:h text:style-name="Heading_20_3" text:outline-level="3">Foul Air of Argument Technique</text:h>
        <text:p text:style-name="P113"><text:span text:style-name="T3">Cost: </text:span><text:span text:style-name="T483">8m</text:span><text:span text:style-name="T480"><text:line-break/></text:span><text:span text:style-name="T3">Type: </text:span><text:span text:style-name="T483">Simple; (Essence) Weeks</text:span><text:span text:style-name="T480"><text:line-break/></text:span><text:span text:style-name="T3">Mins:</text:span><text:span text:style-name="T480"> </text:span><text:span text:style-name="T476">Politics</text:span><text:span text:style-name="T480"> </text:span><text:span text:style-name="T483">4</text:span></text:p>
        <text:p text:style-name="P117">The Exalt knows that a few well placed words are all it takes to crash the trust of an organization. Exploit the weaknesses of a regional organization, or a local charter. For the next (Essence) weeks, that organization becomes mired in in-fighting, red-tape, and miscommunication. All overt actions cease in the organization, trapped on the course it was already headed on.</text:p>
        <text:p text:style-name="P117">Only one target may be so influenced at a time, and the same target cannot be affected more than once a Season.</text:p>
        <text:p text:style-name="P118"><text:span text:style-name="T484">P</text:span>rematurely <text:span text:style-name="T484">r</text:span>epairing the damage done by this <text:span text:style-name="T486">c</text:span>harm is a 5 Res <text:span text:style-name="T485">Project.</text:span></text:p>
        <text:h text:style-name="Heading_20_3" text:outline-level="3">Infinitely-Efficient Registrar</text:h>
        <text:p text:style-name="P115"><text:span text:style-name="T3">Cost: </text:span><text:span text:style-name="T499">10</text:span><text:span text:style-name="T483">m</text:span><text:span text:style-name="T480"><text:line-break/></text:span><text:span text:style-name="T3">Type: </text:span><text:span text:style-name="T483">Simple</text:span><text:span text:style-name="T480"><text:line-break/></text:span><text:span text:style-name="T3">Mins:</text:span><text:span text:style-name="T480"> </text:span><text:span text:style-name="T476">Politics</text:span><text:span text:style-name="T480"> </text:span><text:span text:style-name="T500">5</text:span></text:p>
        <text:p text:style-name="P41">Immediately push a friendly and cooperative organization to finish a task of monumental proportions. What normally takes months to complete takes but hours.</text:p>
        <text:p text:style-name="P41">This charm may be used to force a Politics Project to immediately complete. <text:s/>The Obstruction roll(s) of the Project are immediately resolved and interpreted in this light.</text:p>
        <text:p text:style-name="P122">The Player may go into resource debt (up to 20 Res, 1 Keystone) if using this on a Project.</text:p>
        <text:h text:style-name="P8" text:outline-level="2">Socialize</text:h>
        <text:h text:style-name="P219" text:outline-level="3">Excellent Friend Approach</text:h>
        <text:p text:style-name="P74"><text:span text:style-name="T168">Cost: </text:span><text:span text:style-name="T174">--</text:span><text:span text:style-name="T190"><text:line-break/></text:span><text:span text:style-name="T168">Type: </text:span><text:span text:style-name="T175">Permanent</text:span><text:span text:style-name="T190"><text:line-break/></text:span><text:span text:style-name="T168">Mins: </text:span><text:span text:style-name="T203">Socialize</text:span><text:span text:style-name="T195"> 1</text:span></text:p>
        <text:p text:style-name="P74"><text:span text:style-name="T195">T</text:span><text:span text:style-name="T203">he charms of the Exalt are hard to resist. So long as there is no specific reason against it, Mortals and beings with Essence lower than the Exalt’s will be friendly and cordial to them, even if they have just met.</text:span></text:p>
        <text:h text:style-name="P257" text:outline-level="3">Dauntless Assayer Method</text:h>
        <text:p text:style-name="P187"><text:span text:style-name="T456">Cost: </text:span><text:span text:style-name="T428">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89"><text:span text:style-name="T425">T</text:span><text:span text:style-name="T412">he Exalt, on failing a Read Intentions roll, may try their roll again. The Player must describe a small action </text:span><text:span text:style-name="T429">that allows for a new roll, from s</text:span><text:span text:style-name="T412">pilling a drink, readjusting their observing position, or </text:span><text:span text:style-name="T429">simply clearing their mind.</text:span></text:p>
        <text:h text:style-name="P260" text:outline-level="3">Easily-Discarded Presence</text:h>
        <text:p text:style-name="P151"><text:span text:style-name="T321">Cost: </text:span><text:span text:style-name="T363">2</text:span><text:span text:style-name="T360">m</text:span><text:span text:style-name="T328"><text:line-break/></text:span><text:span text:style-name="T321">Type: </text:span><text:span text:style-name="T361">Reflexive; </text:span><text:span text:style-name="T363">Scene</text:span><text:span text:style-name="T328"><text:line-break/></text:span><text:span text:style-name="T321">Mins:</text:span><text:span text:style-name="T328"> </text:span><text:span text:style-name="T361">Socialize</text:span><text:span text:style-name="T328"> </text:span><text:span text:style-name="T364">2</text:span></text:p>
        <text:p text:style-name="P123"><text:span text:style-name="T429">It is easy to make people believe what they want to see. </text:span><text:span text:style-name="T494">On activating this charm, the </text:span><text:span text:style-name="T495">Exalt</text:span><text:span text:style-name="T494"> specifies a false Intimacy or intent, which is seen as truth to any who fails a “Read Intention” action against the </text:span><text:span text:style-name="T495">Exalt</text:span><text:span text:style-name="T494">.</text:span></text:p>
        <text:h text:style-name="P258" text:outline-level="3">Discretionary Gesture</text:h>
        <text:p text:style-name="P188"><text:span text:style-name="T456">Cost: </text:span><text:span text:style-name="T431">3</text:span><text:span text:style-name="T426">m</text:span><text:span text:style-name="T418"><text:line-break/></text:span><text:span text:style-name="T456">Type: </text:span><text:span text:style-name="T427">Reflexive</text:span><text:span text:style-name="T418"><text:line-break/></text:span><text:span text:style-name="T456">Mins:</text:span><text:span text:style-name="T418"> </text:span><text:span text:style-name="T427">Socialize</text:span><text:span text:style-name="T418"> </text:span><text:span text:style-name="T425">2</text:span></text:p>
        <text:p text:style-name="P190"><text:span text:style-name="T425">A </text:span><text:span text:style-name="T412">chain is only as strong as its weakest link—a fact known by any in the socialite circles. Through subtle (and not-so subtle) means, the Exalt can interrupt an interrogation of one of their compatriots, </text:span><text:span text:style-name="T430">using the Exalt’s Guile in place of their own.</text:span></text:p>
        <text:h text:style-name="Heading_20_3" text:outline-level="3"><text:span text:style-name="T476">I</text:span>rresistible Salesman Spirit</text:h>
        <text:p text:style-name="P183"><text:span text:style-name="T457">Cost: </text:span><text:span text:style-name="T452">4</text:span><text:span text:style-name="T449">m</text:span><text:span text:style-name="T433"><text:line-break/></text:span><text:span text:style-name="T457">Type: </text:span><text:span text:style-name="T450">Simple</text:span><text:span text:style-name="T449">; </text:span><text:span text:style-name="T454">Day</text:span><text:span text:style-name="T433"><text:line-break/></text:span><text:span text:style-name="T457">Mins:</text:span><text:span text:style-name="T433"> </text:span><text:span text:style-name="T453">Socialize</text:span><text:span text:style-name="T433"> </text:span><text:span text:style-name="T453">3</text:span></text:p>
        <text:p text:style-name="P147">On a successful Socialize roll, instill a near-obsession level of fascination, idea, or desire for a product in the target—so long as it does not conflict with an existing Intimacy.</text:p>
        <text:p text:style-name="P147">For a day, the target(s) gain an Intimacy towards the specified product, and will attempt to pursue it, potentially leaving their posts or other aspects of their life temporarily behind.</text:p>
        <text:h text:style-name="P284" text:outline-level="10">Greater Charms</text:h>
        <text:h text:style-name="P261" text:outline-level="3">Heart-Eclipsing Shroud</text:h>
        <text:p text:style-name="P128"><text:span text:style-name="T3">Cost: </text:span><text:span text:style-name="T269">6</text:span><text:span text:style-name="T262">m</text:span><text:span text:style-name="T263"><text:line-break/></text:span><text:span text:style-name="T3">Type: </text:span><text:span text:style-name="T273">Simple</text:span><text:span text:style-name="T269">; </text:span><text:span text:style-name="T271">Scene</text:span><text:span text:style-name="T263"><text:line-break/></text:span><text:span text:style-name="T3">Mins:</text:span><text:span text:style-name="T263"> </text:span><text:span text:style-name="T270">Socialize</text:span><text:span text:style-name="T263"> </text:span><text:span text:style-name="T271">4</text:span></text:p>
        <text:p text:style-name="P129"><text:span text:style-name="T247">The Exalt </text:span><text:span text:style-name="T272">takes on a perfected persona, with its own </text:span><text:span text:style-name="T273">intimacies, deeply-held beliefs, intentions, and past. Any attempts to Read Intentions, or otherwise divine the Exalt’s personality will return the Persona’s, instead of the Exalt’s.</text:span></text:p>
        <text:p text:style-name="P130"><text:span text:style-name="T247">However, the Exalt must reinforce this persona through their actions during the scene—</text:span><text:span text:style-name="T274">including being influenced by their false Intimacies.</text:span><text:span text:style-name="T247"> If they do not, or if their crafted history is revealed to be a sham, the persona falls apart </text:span><text:span text:style-name="T274">and a new one cannot be entered into during the Scene.</text:span></text:p>
        <text:p text:style-name="P131"><text:span text:style-name="T274">C</text:span><text:span text:style-name="T247">rafting a new Persona is an extended action, taking a few hours to perform.</text:span></text:p>
        <text:h text:style-name="P259" text:outline-level="3">Effective Counterargument</text:h>
        <text:p text:style-name="P149"><text:span text:style-name="T321">Cost: </text:span><text:span text:style-name="T359">6</text:span><text:span text:style-name="T360">m</text:span><text:span text:style-name="T328"><text:line-break/></text:span><text:span text:style-name="T321">Type: </text:span><text:span text:style-name="T359">Reflexive</text:span><text:span text:style-name="T328"><text:line-break/></text:span><text:span text:style-name="T321">Mins:</text:span><text:span text:style-name="T328"> </text:span><text:span text:style-name="T361">Socialize</text:span><text:span text:style-name="T328"> </text:span><text:span text:style-name="T359">5</text:span></text:p>
        <text:p text:style-name="P150"><text:span text:style-name="T322">Once per scene, the </text:span><text:span text:style-name="T362">Exalt</text:span><text:span text:style-name="T322"> may interrupt an other’s action to cajole, sway, or otherwise persuade a target, rolling their own Socialize roll with +(Essence) extra dice.</text:span></text:p>
        <text:p text:style-name="P148"><text:span text:style-name="T247">So long as the </text:span><text:span text:style-name="T268">Exalt’s</text:span><text:span text:style-name="T247"> roll is greater than the opponent’s, the target and those with similar mindset will gain a negative Intimacy towards the original argument.</text:span></text:p>
        <text:p text:style-name="P125"/>
        <text:p text:style-name="P147"/>
        <text:h text:style-name="P4" text:outline-level="2">Stealth</text:h>
        <text:h text:style-name="P266" text:outline-level="3">Blurred Form Style</text:h>
        <text:p text:style-name="P136"><text:span text:style-name="T1">Cost: </text:span><text:span text:style-name="T279">2</text:span>m<text:line-break/><text:span text:style-name="T1">Type: </text:span><text:span text:style-name="T276">Reflexive</text:span><text:line-break/><text:span text:style-name="T1">Mins: </text:span>Stealth <text:span text:style-name="T510">1</text:span></text:p>
        <text:p text:style-name="P144">The Exalt may sink into hiding, even in the middle of an open field. The suffer no penalties from a lack of cover or items to hide behind.</text:p>
        <text:h text:style-name="P262" text:outline-level="3">Lightning-Hand Sleight</text:h>
        <text:p text:style-name="P132"><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39">The Exalt is unseen in their movements, <text:span text:style-name="T504">and may </text:span><text:span text:style-name="T505">reach out and swap, change, or tamper with anything that is within reach without anyone noticing, </text:span><text:span text:style-name="T506">so long as the alteration is smaller than the hand.</text:span></text:p>
        <text:p text:style-name="P140">So long as the item is not directly used, this alteration will not be noticed for at least (Essence) hours.</text:p>
        <text:h text:style-name="P264" text:outline-level="3">Magpie’s Invisible Talon</text:h>
        <text:p text:style-name="P134"><text:span text:style-name="T1">Cost: </text:span><text:span text:style-name="T278">3</text:span>m<text:line-break/><text:span text:style-name="T1">Type: </text:span><text:span text:style-name="T278">Supplemental</text:span><text:line-break/><text:span text:style-name="T1">Mins: </text:span>Stealth <text:span text:style-name="T503">2</text:span></text:p>
        <text:p text:style-name="P142">Extending their Essence, the Exalt is able to manipulate objects at a distance of up to (Essence) <text:span text:style-name="T508">meters</text:span> away.</text:p>
        <text:h text:style-name="P265" text:outline-level="3">Easily-Overlooked Presence</text:h>
        <text:p text:style-name="P135"><text:span text:style-name="T1">Cost: </text:span><text:span text:style-name="T275">3</text:span>m<text:line-break/><text:span text:style-name="T1">Type: </text:span><text:span text:style-name="T276">Reflexive</text:span><text:line-break/><text:span text:style-name="T1">Mins: </text:span>Stealth <text:span text:style-name="T503">2</text:span></text:p>
        <text:p text:style-name="P143">The Exalt easily blends into a crowd, becoming impossible to pick out from a sea of faces. So long as the Exalt takes no distinct <text:span text:style-name="T509">or overt </text:span>action and stays with the same crowd of people, they cannot be found by anything except for systematic checking of each individual.</text:p>
        <text:h text:style-name="P263" text:outline-level="3">Lock-Opening Touch</text:h>
        <text:p text:style-name="P133"><text:span text:style-name="T1">Cost: </text:span><text:span text:style-name="T277">5</text:span>m<text:line-break/><text:span text:style-name="T1">Type: </text:span><text:span text:style-name="T276">Reflexive</text:span><text:line-break/><text:span text:style-name="T1">Mins: </text:span>Stealth <text:span text:style-name="T507">3</text:span></text:p>
        <text:p text:style-name="P141">Gain +(Essence) automatic successes on any attempts to open a lock, knot, gate, or other contraption used to bar people’s way.</text:p>
        <text:h text:style-name="P290" text:outline-level="10">Greater Charms</text:h>
        <text:h text:style-name="P267" text:outline-level="3">Shadow Victor’s Repose</text:h>
        <text:p text:style-name="P137"><text:span text:style-name="T1">Cost: </text:span><text:span text:style-name="T280">6</text:span>m<text:line-break/><text:span text:style-name="T1">Type: </text:span><text:span text:style-name="T276">Reflexive</text:span><text:line-break/><text:span text:style-name="T1">Mins: </text:span>Stealth <text:span text:style-name="T511">4</text:span></text:p>
        <text:p text:style-name="P145">After landing a successful Decisive Attack, the Exalt disappears into the shadows, becoming hidden from all sight. All opponents must roll (Wits + Awareness) vs the Exalt’s (Cunning + Stealth), or else loose track of the Exalt’s position.</text:p>
        <text:h text:style-name="P268" text:outline-level="3">Shadow-Crossing Leap</text:h>
        <text:p text:style-name="P138"><text:span text:style-name="T1">Cost: </text:span><text:span text:style-name="T280">6</text:span>m<text:line-break/><text:span text:style-name="T1">Type: </text:span><text:span text:style-name="T276">Reflexive</text:span><text:line-break/><text:span text:style-name="T1">Mins: </text:span>Stealth <text:span text:style-name="T512">5</text:span></text:p>
        <text:p text:style-name="P14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46">Only solid walls without an<text:span text:style-name="T513">y</text:span> opening may halt their passage from one location to the next.</text:p>
        <text:h text:style-name="P7" text:outline-level="2">Subterfuge</text:h>
        <text:h text:style-name="P242" text:outline-level="3"><text:span text:style-name="T391">M</text:span>imicry of Form</text:h>
        <text:p text:style-name="P191"><text:span text:style-name="T318">Cost: </text:span><text:span text:style-name="T324">3</text:span><text:span text:style-name="T317">m<text:line-break/></text:span><text:span text:style-name="T318">Type: </text:span><text:span text:style-name="T110">Simple; </text:span><text:span text:style-name="T111">W</text:span><text:span text:style-name="T110">eek</text:span><text:span text:style-name="T317"><text:line-break/></text:span><text:span text:style-name="T318">Mins: </text:span><text:span text:style-name="T163">Subterfuge</text:span><text:span text:style-name="T61"> </text:span><text:span text:style-name="T63">1</text:span></text:p>
        <text:p text:style-name="P159"><text:span text:style-name="T63">After studying a mannerism of a target for a short time, such as handwriting, voice, or even walking pattern, the Exalt may replicate it as needed for a week, gaining (</text:span><text:span text:style-name="T85">4</text:span><text:span text:style-name="T63">) additional d</text:span><text:span text:style-name="T64">ice to do so.</text:span></text:p>
        <text:h text:style-name="P243" text:outline-level="3">Hidden <text:span text:style-name="T407">Meaning</text:span></text:h>
        <text:p text:style-name="P191"><text:span text:style-name="T168">Cost: </text:span><text:span text:style-name="T181">3</text:span><text:span text:style-name="T172">m</text:span><text:span text:style-name="T190"><text:line-break/></text:span><text:span text:style-name="T168">Type: </text:span><text:span text:style-name="T181">Supplemental</text:span><text:span text:style-name="T190"><text:line-break/></text:span><text:span text:style-name="T168">Mins: </text:span><text:span text:style-name="T188">Subterfuge</text:span><text:span text:style-name="T195"> </text:span><text:span text:style-name="T208">2</text:span></text:p>
        <text:p text:style-name="P56">The Exalt hides their true meaning in inflections, allusions, and other roundabout ways of speaking, writing, or other methods of communication.</text:p>
        <text:p text:style-name="P56">The intended contact will be the only one who can divine the true meaning of the conversation, but others may make a contested roll (Cunning + Awareness) vs. the Exalt’s (Cunning + Lore) to notice that there is a coded message.</text:p>
        <text:h text:style-name="P244" text:outline-level="3">False Pursuit</text:h>
        <text:p text:style-name="P191"><text:span text:style-name="T318">Cost: </text:span><text:span text:style-name="T323">4</text:span><text:span text:style-name="T317">m<text:line-break/></text:span><text:span text:style-name="T318">Type: </text:span><text:span text:style-name="T109">Simple</text:span><text:span text:style-name="T317">; Scene<text:line-break/></text:span><text:span text:style-name="T318">Mins: </text:span><text:span text:style-name="T163">Subterfuge</text:span><text:span text:style-name="T61"> 3</text:span></text:p>
        <text:p text:style-name="P159"><text:span text:style-name="T367">On a successful (Charisma + Deception) roll against the Guile of a target, they become convinced that an ultimately benign or small point of the Scene holds great value to their </text:span><text:span text:style-name="T62">current goal</text:span><text:span text:style-name="T367">. For example, they may be convinced that </text:span><text:span text:style-name="T368">the blades used murder are made of a special composition, which is a keystone to their case, despite the blades being only slightly out of normal make.</text:span></text:p>
        <text:h text:style-name="P289" text:outline-level="10">Greater Charms</text:h>
        <text:h text:style-name="P245" text:outline-level="3">Flashing Quill Atemi</text:h>
        <text:p text:style-name="P192"><text:span text:style-name="T320">Cost: </text:span><text:span text:style-name="T380">4</text:span><text:span text:style-name="T368">m<text:line-break/></text:span><text:span text:style-name="T320">Type: </text:span><text:span text:style-name="T75">Simple</text:span><text:span text:style-name="T368"><text:line-break/></text:span><text:span text:style-name="T320">Mins: </text:span><text:span text:style-name="T107">Subterfuge</text:span><text:span text:style-name="T61"> </text:span><text:span text:style-name="T76">4</text:span></text:p>
        <text:p text:style-name="P61">With just a short moment in possession of a written text, the Exalt may insert, expunge, or replace words as they see fit. No mundane means or mortal characters will be able decipher the difference between the altered content.</text:p>
        <text:p text:style-name="P159"><text:span text:style-name="T113">An Exalt, God, or other creature of power must successfully </text:span><text:span text:style-name="T114">contest the </text:span><text:span text:style-name="T113">Guile of the forging Exalt </text:span><text:span text:style-name="T114">to notice that the document has been altered at all—</text:span><text:span text:style-name="T115">let alone what </text:span><text:span text:style-name="T116">specifically has been altered.</text:span></text:p>
        <text:h text:style-name="P246" text:outline-level="3"><text:span text:style-name="T406">M</text:span>ind-Wiping Gaze</text:h>
        <text:p text:style-name="P191"><text:span text:style-name="T166">Cost: </text:span><text:span text:style-name="T120">6</text:span><text:span text:style-name="T79">m<text:line-break/></text:span><text:span text:style-name="T166">Type: </text:span><text:span text:style-name="T119">Reflexive</text:span><text:span text:style-name="T118">; Scene</text:span><text:span text:style-name="T79"><text:line-break/></text:span><text:span text:style-name="T166">Mins: </text:span><text:span text:style-name="T163">Subterfuge</text:span><text:span text:style-name="T61"> </text:span><text:span text:style-name="T80">5</text:span></text:p>
        <text:p text:style-name="P159"><text:span text:style-name="T118">T</text:span><text:span text:style-name="T121">he Exalt pierces the target with a gaze that penetrates the very soul, extinguishing the flame of memories.</text:span></text:p>
        <text:p text:style-name="P60">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60">The given target may only be affected by this once per scene.</text:p>
        <text:h text:style-name="P281" text:outline-level="2"/>
        <text:h text:style-name="P4" text:outline-level="2">Thrown</text:h>
        <text:h text:style-name="P269" text:outline-level="3">Flashing Draw Mastery</text:h>
        <text:p text:style-name="P35"><text:span text:style-name="T1">Cost: </text:span><text:span text:style-name="T281">3</text:span>m<text:line-break/><text:span text:style-name="T1">Type: </text:span><text:span text:style-name="T46">Free (Supplemental)</text:span><text:line-break/><text:span text:style-name="T1">Mins: </text:span><text:span text:style-name="T46">Thrown</text:span><text:span text:style-name="T33"> </text:span><text:span text:style-name="T34">1</text:span></text:p>
        <text:p text:style-name="P42"><text:span text:style-name="T34">P</text:span><text:span text:style-name="T6">ull all weapons thrown by the Exalt back to themselves, so long as a possible path still exists. This charm may be used Supplemental to an attack to perform a thrown attack from an unexpected angle.</text:span></text:p>
        <text:h text:style-name="P270" text:outline-level="3">Angle-Tracing Edge</text:h>
        <text:p text:style-name="P193"><text:span text:style-name="T318">Cost: </text:span><text:span text:style-name="T317">2m<text:line-break/></text:span><text:span text:style-name="T318">Type:</text:span><text:span text:style-name="T317"> Supplemental<text:line-break/></text:span><text:span text:style-name="T318">Mins:</text:span><text:span text:style-name="T317"> </text:span><text:span text:style-name="T164">Thrown</text:span><text:span text:style-name="T317"> 1</text:span></text:p>
        <text:p text:style-name="P205">With perfect control, the <text:span text:style-name="T517">Exalt</text:span> lets loose a <text:span text:style-name="T515">Thrown</text:span> <text:span text:style-name="T515">A</text:span>ttack that <text:span text:style-name="T515">performs a perfect set o</text:span>f ricochets to reach its target, diminishing the target’s Cover. <text:span text:style-name="T514">Those in Full Cover only gain Partial Defense, while those in any less find their cover becoming meaningless.</text:span></text:p>
        <text:h text:style-name="P271" text:outline-level="3">Cascade of Cutting Terror</text:h>
        <text:p text:style-name="P194"><text:span text:style-name="T318">Cost: </text:span><text:span text:style-name="T365">5</text:span><text:span text:style-name="T317">m<text:line-break/></text:span><text:span text:style-name="T318">Type:</text:span><text:span text:style-name="T317"> Supplemental<text:line-break/></text:span><text:span text:style-name="T318">Mins:</text:span><text:span text:style-name="T317"> </text:span><text:span text:style-name="T164">Thrown</text:span><text:span text:style-name="T317"> </text:span><text:span text:style-name="T390">2</text:span></text:p>
        <text:p text:style-name="P204">When making a Flurry Decisive attack, add +1 Damage per target. <text:span text:style-name="T516">Groups grant +1 per Size scale.</text:span></text:p>
        <text:h text:style-name="P273" text:outline-level="3">Fan of Blades</text:h>
        <text:p text:style-name="P195"><text:span text:style-name="T318">Cost: </text:span><text:span text:style-name="T366">5</text:span><text:span text:style-name="T317">m<text:line-break/></text:span><text:span text:style-name="T318">Type:</text:span><text:span text:style-name="T317"> Supplemental<text:line-break/></text:span><text:span text:style-name="T318">Mins:</text:span><text:span text:style-name="T317"> </text:span><text:span text:style-name="T455">Thrown</text:span><text:span text:style-name="T317"> </text:span><text:span text:style-name="T390">3</text:span></text:p>
        <text:p text:style-name="P206">The Exalt spreads out a hundred blades, ensuring that at least one will hit. They may target Soak instead of DV on their Thrown attack.</text:p>
        <text:h text:style-name="P284" text:outline-level="10">Greater Charms</text:h>
        <text:h text:style-name="P272" text:outline-level="3">Joint-Wounding Attack</text:h>
        <text:p text:style-name="P36"><text:span text:style-name="T1">Cost: </text:span><text:span text:style-name="T282">4</text:span>m<text:line-break/><text:span text:style-name="T1">Type: </text:span><text:span text:style-name="T46">Supplemental</text:span><text:line-break/><text:span text:style-name="T1">Mins: </text:span><text:span text:style-name="T46">Thrown</text:span><text:span text:style-name="T33"> </text:span><text:span text:style-name="T35">4</text:span></text:p>
        <text:p text:style-name="P48">On a successful Decisive Attack that deals at least 3 points of damage, disable a limb of the target for 3 rounds, or inflict a Physical Wound.</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9</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6T12:13:26.979000000</dc:date>
    <meta:editing-cycles>561</meta:editing-cycles>
    <meta:editing-duration>P3DT14H26M8S</meta:editing-duration>
    <meta:generator>LibreOffice/7.0.4.2$Windows_X86_64 LibreOffice_project/dcf040e67528d9187c66b2379df5ea4407429775</meta:generator>
    <dc:creator>Samuel Smith</dc:creator>
    <meta:document-statistic meta:table-count="0" meta:image-count="0" meta:object-count="0" meta:page-count="18" meta:paragraph-count="407" meta:word-count="5620" meta:character-count="33532" meta:non-whitespace-character-count="28316"/>
  </office:meta>
</office:document-meta>
</file>